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c0c0c0" draw:shadow="hidden"/>
    </style:style>
    <style:style style:name="gr2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/>
    </style:style>
    <style:style style:name="gr3" style:family="graphic" style:parent-style-name="standard">
      <style:graphic-properties draw:stroke="none" draw:fill="solid" draw:fill-color="#ffffff" draw:shadow="hidden"/>
    </style:style>
    <style:style style:name="gr4" style:family="graphic" style:parent-style-name="standard">
      <style:graphic-properties draw:stroke="none" draw:fill="none" draw:textarea-vertical-align="middle" fo:min-height="1.93cm" fo:min-width="2.54cm" fo:padding-top="0.035cm" fo:padding-bottom="0.035cm" fo:padding-left="0.035cm" fo:padding-right="0.035cm"/>
      <style:paragraph-properties style:writing-mode="lr-tb"/>
    </style:style>
    <style:style style:name="gr5" style:family="graphic" style:parent-style-name="standard">
      <style:graphic-properties draw:stroke="none" draw:fill="none" draw:textarea-vertical-align="middle" fo:min-height="0.171cm" fo:min-width="2.54cm" fo:padding-top="0.141cm" fo:padding-bottom="0.141cm" fo:padding-left="0.141cm" fo:padding-right="0.141cm"/>
      <style:paragraph-properties style:writing-mode="lr-tb"/>
    </style:style>
    <style:style style:name="gr6" style:family="graphic" style:parent-style-name="standard">
      <style:graphic-properties draw:stroke="none" draw:fill="none" draw:textarea-vertical-align="top" fo:min-height="1.739cm" fo:min-width="2.54cm" fo:padding-top="0.141cm" fo:padding-bottom="0.141cm" fo:padding-left="0.141cm" fo:padding-right="0.141cm"/>
      <style:paragraph-properties style:writing-mode="lr-tb"/>
    </style:style>
    <style:style style:name="gr7" style:family="graphic" style:parent-style-name="standard">
      <style:graphic-properties draw:stroke="solid" svg:stroke-width="0.008cm" svg:stroke-color="#000000" draw:marker-start="Marker_5f_0" draw:marker-start-width="0.193cm" draw:marker-start-center="true" draw:marker-end="Marker_5f_1" draw:marker-end-width="0.276cm" svg:stroke-opacity="100%" draw:stroke-linejoin="round" svg:stroke-linecap="round" draw:fill="none" fo:padding-top="0.129cm" fo:padding-bottom="0.129cm" fo:padding-left="0.254cm" fo:padding-right="0.254cm"/>
    </style:style>
    <style:style style:name="gr8" style:family="graphic" style:parent-style-name="standard">
      <style:graphic-properties draw:stroke="none" draw:fill="none" draw:textarea-vertical-align="middle" fo:min-height="0.067cm" fo:min-width="2.54cm" fo:padding-top="0.035cm" fo:padding-bottom="0.035cm" fo:padding-left="0.035cm" fo:padding-right="0.035cm"/>
    </style:style>
    <style:style style:name="gr9" style:family="graphic" style:parent-style-name="standard">
      <style:graphic-properties draw:stroke="none" draw:fill="none" draw:textarea-vertical-align="middle" fo:min-height="0.692cm" fo:min-width="2.54cm" fo:padding-top="0.035cm" fo:padding-bottom="0.035cm" fo:padding-left="0.035cm" fo:padding-right="0.035cm"/>
    </style:style>
    <style:style style:name="gr10" style:family="graphic" style:parent-style-name="standard">
      <style:graphic-properties draw:stroke="none" draw:fill="none" draw:textarea-vertical-align="middle" fo:min-height="1.317cm" fo:min-width="2.54cm" fo:padding-top="0.035cm" fo:padding-bottom="0.035cm" fo:padding-left="0.035cm" fo:padding-right="0.035cm"/>
    </style:style>
    <style:style style:name="gr11" style:family="graphic" style:parent-style-name="standard">
      <style:graphic-properties draw:stroke="none" draw:fill="none" draw:textarea-vertical-align="middle" fo:min-height="0.218cm" fo:min-width="2.54cm" fo:padding-top="0.141cm" fo:padding-bottom="0.141cm" fo:padding-left="0.141cm" fo:padding-right="0.141cm"/>
      <style:paragraph-properties style:writing-mode="lr-tb"/>
    </style:style>
    <style:style style:name="gr12" style:family="graphic" style:parent-style-name="standard">
      <style:graphic-properties draw:stroke="none" draw:fill="none" draw:textarea-vertical-align="middle" fo:min-height="0.424cm" fo:min-width="2.54cm" fo:padding-top="0.141cm" fo:padding-bottom="0.141cm" fo:padding-left="0.141cm" fo:padding-right="0.141cm"/>
      <style:paragraph-properties style:writing-mode="lr-tb"/>
    </style:style>
    <style:style style:name="gr13" style:family="graphic" style:parent-style-name="standard">
      <style:graphic-properties draw:stroke="none" draw:fill="none" draw:textarea-vertical-align="middle" fo:min-height="1.48cm" fo:min-width="2.54cm" fo:padding-top="0.035cm" fo:padding-bottom="0.035cm" fo:padding-left="0.035cm" fo:padding-right="0.035cm"/>
      <style:paragraph-properties style:writing-mode="lr-tb"/>
    </style:style>
    <style:style style:name="gr14" style:family="graphic" style:parent-style-name="standard">
      <style:graphic-properties draw:stroke="none" draw:fill="none" draw:textarea-vertical-align="middle" fo:min-height="1.45cm" fo:min-width="2.54cm" fo:padding-top="0.035cm" fo:padding-bottom="0.035cm" fo:padding-left="0.035cm" fo:padding-right="0.035cm"/>
      <style:paragraph-properties style:writing-mode="lr-tb"/>
    </style:style>
    <style:style style:name="gr15" style:family="graphic" style:parent-style-name="standard">
      <style:graphic-properties draw:stroke="none" draw:fill="none" draw:textarea-vertical-align="middle" fo:min-height="0.745cm" fo:min-width="2.54cm" fo:padding-top="0.035cm" fo:padding-bottom="0.035cm" fo:padding-left="0.035cm" fo:padding-right="0.035cm"/>
    </style:style>
    <style:style style:name="gr16" style:family="graphic" style:parent-style-name="standard">
      <style:graphic-properties draw:stroke="none" draw:fill="none" draw:textarea-vertical-align="middle" fo:min-height="0.253cm" fo:min-width="2.54cm" fo:padding-top="0.035cm" fo:padding-bottom="0.035cm" fo:padding-left="0.035cm" fo:padding-right="0.035cm"/>
    </style:style>
    <style:style style:name="gr17" style:family="graphic" style:parent-style-name="standard">
      <style:graphic-properties draw:stroke="none" draw:fill="none" draw:textarea-vertical-align="middle" fo:min-height="0.054cm" fo:min-width="2.54cm" fo:padding-top="0.035cm" fo:padding-bottom="0.035cm" fo:padding-left="0.035cm" fo:padding-right="0.035cm"/>
    </style:style>
    <style:style style:name="gr18" style:family="graphic" style:parent-style-name="standard">
      <style:graphic-properties draw:stroke="none" draw:fill="none" draw:textarea-vertical-align="middle" fo:min-height="1.57cm" fo:min-width="2.54cm" fo:padding-top="0.035cm" fo:padding-bottom="0.035cm" fo:padding-left="0.035cm" fo:padding-right="0.035cm"/>
    </style:style>
    <style:style style:name="gr19" style:family="graphic" style:parent-style-name="standard">
      <style:graphic-properties draw:stroke="none" draw:fill="none" draw:textarea-vertical-align="middle" fo:min-height="0.937cm" fo:min-width="2.54cm" fo:padding-top="0.035cm" fo:padding-bottom="0.035cm" fo:padding-left="0.035cm" fo:padding-right="0.035cm"/>
    </style:style>
    <style:style style:name="gr20" style:family="graphic" style:parent-style-name="standard">
      <style:graphic-properties draw:stroke="dash" draw:stroke-dash="Dash_5f_0" svg:stroke-width="0.025cm" svg:stroke-color="#000000" svg:stroke-opacity="100%" draw:stroke-linejoin="round" svg:stroke-linecap="round" draw:fill="none" fo:padding-top="0.137cm" fo:padding-bottom="0.137cm" fo:padding-left="0.262cm" fo:padding-right="0.262cm"/>
    </style:style>
    <style:style style:name="gr21" style:family="graphic" style:parent-style-name="standard">
      <style:graphic-properties draw:stroke="none" draw:fill="none" draw:textarea-vertical-align="middle" fo:min-height="0.47cm" fo:min-width="2.54cm" fo:padding-top="0.035cm" fo:padding-bottom="0.035cm" fo:padding-left="0.035cm" fo:padding-right="0.035cm"/>
    </style:style>
    <style:style style:name="gr22" style:family="graphic" style:parent-style-name="standard">
      <style:graphic-properties draw:stroke="none" draw:fill="none" draw:textarea-vertical-align="middle" fo:min-height="1.468cm" fo:min-width="2.54cm" fo:padding-top="0.141cm" fo:padding-bottom="0.141cm" fo:padding-left="0.141cm" fo:padding-right="0.141cm"/>
      <style:paragraph-properties style:writing-mode="lr-tb"/>
    </style:style>
    <style:style style:name="P1" style:family="paragraph">
      <loext:graphic-properties draw:fill="solid" draw:fill-color="#c0c0c0"/>
    </style:style>
    <style:style style:name="P2" style:family="paragraph">
      <loext:graphic-properties draw:fill="none"/>
    </style:style>
    <style:style style:name="P3" style:family="paragraph">
      <loext:graphic-properties draw:fill="solid" draw:fill-color="#ffffff"/>
    </style:style>
    <style:style style:name="P4" style:family="paragraph">
      <style:paragraph-properties fo:margin-left="0cm" fo:margin-right="0cm" fo:margin-top="0cm" fo:margin-bottom="0cm" fo:line-height="120%" fo:text-align="center" fo:text-indent="0cm"/>
    </style:style>
    <style:style style:name="P5" style:family="paragraph">
      <style:paragraph-properties fo:margin-left="0cm" fo:margin-right="0cm" fo:margin-top="0cm" fo:margin-bottom="0cm" fo:line-height="120%" fo:text-align="end" fo:text-indent="0cm"/>
    </style:style>
    <style:style style:name="P6" style:family="paragraph">
      <style:paragraph-properties fo:margin-left="0cm" fo:margin-right="0cm" fo:margin-top="0cm" fo:margin-bottom="0cm" fo:line-height="120%" fo:text-align="start" fo:text-indent="0cm"/>
    </style:style>
    <style:style style:name="T1" style:family="text">
      <style:text-properties fo:color="#000000" style:font-name="Calibri1" fo:font-size="8pt" style:font-name-asian="Calibri1" style:font-size-asian="8pt" style:font-name-complex="Calibri1" style:font-size-complex="8pt"/>
    </style:style>
    <style:style style:name="T2" style:family="text">
      <style:text-properties fo:color="#000000" style:font-name="Calibri1" fo:font-size="12pt" style:font-name-asian="Calibri1" style:font-size-asian="12pt" style:font-name-complex="Calibri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g>
          <draw:polygon draw:style-name="gr1" draw:text-style-name="P1" draw:layer="layout" svg:width="0.403cm" svg:height="2.403cm" svg:x="18.191cm" svg:y="14.184cm" svg:viewBox="0 0 404 2404" draw:points="0,2404 404,2002 404,0 0,402">
            <text:p/>
          </draw:polygon>
          <draw:polygon draw:style-name="gr2" draw:text-style-name="P2" draw:layer="layout" svg:width="0.403cm" svg:height="2.403cm" svg:x="18.191cm" svg:y="14.184cm" svg:viewBox="0 0 404 2404" draw:points="0,2404 404,2002 404,0 0,402">
            <text:p/>
          </draw:polygon>
        </draw:g>
        <draw:g>
          <draw:polygon draw:style-name="gr1" draw:text-style-name="P1" draw:layer="layout" svg:width="2.902cm" svg:height="0.403cm" svg:x="15.691cm" svg:y="14.184cm" svg:viewBox="0 0 2903 404" draw:points="0,404 2501,404 2903,0 402,0">
            <text:p/>
          </draw:polygon>
          <draw:polygon draw:style-name="gr2" draw:text-style-name="P2" draw:layer="layout" svg:width="2.902cm" svg:height="0.403cm" svg:x="15.691cm" svg:y="14.184cm" svg:viewBox="0 0 2903 404" draw:points="0,404 2501,404 2903,0 402,0">
            <text:p/>
          </draw:polygon>
        </draw:g>
        <draw:g>
          <draw:g>
            <draw:polygon draw:style-name="gr3" draw:text-style-name="P3" draw:layer="layout" svg:width="2.5cm" svg:height="2cm" svg:x="15.691cm" svg:y="14.587cm" svg:viewBox="0 0 2501 2001" draw:points="0,2001 2501,2001 2501,0 0,0">
              <text:p/>
            </draw:polygon>
            <draw:polygon draw:style-name="gr2" draw:text-style-name="P2" draw:layer="layout" svg:width="2.5cm" svg:height="2cm" svg:x="15.691cm" svg:y="14.587cm" svg:viewBox="0 0 2501 2001" draw:points="0,2001 2501,2001 2501,0 0,0">
              <text:p/>
            </draw:polygon>
          </draw:g>
          <draw:frame draw:style-name="gr4" draw:text-style-name="P2" draw:layer="layout" svg:width="2.5cm" svg:height="2cm" svg:x="15.691cm" svg:y="14.587cm">
            <draw:text-box>
              <text:p text:style-name="P4"><text:span text:style-name="T1"/></text:p>
              <text:p text:style-name="P4"><text:span text:style-name="T1">ai</text:span><text:span text:style-name="T1">ne</text:span><text:span text:style-name="T1">ist</text:span><text:span text:style-name="T1">o </text:span></text:p>
              <text:p text:style-name="P4"><text:span text:style-name="T1">1</text:span><text:span text:style-name="T1">0</text:span></text:p>
              <text:p text:style-name="P4"><text:span text:style-name="T1"><text:s text:c="3"/></text:span><text:span text:style-name="T1">3 <text:s text:c="2"/></text:span></text:p>
              <text:p text:style-name="P4"><text:span text:style-name="T1"/></text:p>
            </draw:text-box>
          </draw:frame>
        </draw:g>
        <draw:g>
          <draw:polygon draw:style-name="gr1" draw:text-style-name="P1" draw:layer="layout" svg:width="0.403cm" svg:height="2.403cm" svg:x="14.691cm" svg:y="14.184cm" svg:viewBox="0 0 404 2404" draw:points="0,2404 404,2002 404,0 0,402">
            <text:p/>
          </draw:polygon>
          <draw:polygon draw:style-name="gr2" draw:text-style-name="P2" draw:layer="layout" svg:width="0.403cm" svg:height="2.403cm" svg:x="14.691cm" svg:y="14.184cm" svg:viewBox="0 0 404 2404" draw:points="0,2404 404,2002 404,0 0,402">
            <text:p/>
          </draw:polygon>
        </draw:g>
        <draw:g>
          <draw:polygon draw:style-name="gr1" draw:text-style-name="P1" draw:layer="layout" svg:width="2.902cm" svg:height="0.403cm" svg:x="12.191cm" svg:y="14.184cm" svg:viewBox="0 0 2903 404" draw:points="0,404 2501,404 2903,0 402,0">
            <text:p/>
          </draw:polygon>
          <draw:polygon draw:style-name="gr2" draw:text-style-name="P2" draw:layer="layout" svg:width="2.902cm" svg:height="0.403cm" svg:x="12.191cm" svg:y="14.184cm" svg:viewBox="0 0 2903 404" draw:points="0,404 2501,404 2903,0 402,0">
            <text:p/>
          </draw:polygon>
        </draw:g>
        <draw:g>
          <draw:g>
            <draw:polygon draw:style-name="gr3" draw:text-style-name="P3" draw:layer="layout" svg:width="2.5cm" svg:height="2cm" svg:x="12.191cm" svg:y="14.587cm" svg:viewBox="0 0 2501 2001" draw:points="0,2001 2501,2001 2501,0 0,0">
              <text:p/>
            </draw:polygon>
            <draw:polygon draw:style-name="gr2" draw:text-style-name="P2" draw:layer="layout" svg:width="2.5cm" svg:height="2cm" svg:x="12.191cm" svg:y="14.587cm" svg:viewBox="0 0 2501 2001" draw:points="0,2001 2501,2001 2501,0 0,0">
              <text:p/>
            </draw:polygon>
          </draw:g>
          <draw:frame draw:style-name="gr4" draw:text-style-name="P2" draw:layer="layout" svg:width="2.5cm" svg:height="2cm" svg:x="12.191cm" svg:y="14.587cm">
            <draw:text-box>
              <text:p text:style-name="P4"><text:span text:style-name="T1"/></text:p>
              <text:p text:style-name="P4"><text:span text:style-name="T1">te</text:span><text:span text:style-name="T1">ok</text:span><text:span text:style-name="T1">se</text:span><text:span text:style-name="T1">t</text:span></text:p>
              <text:p text:style-name="P4"><text:span text:style-name="T1">8</text:span></text:p>
              <text:p text:style-name="P4"><text:span text:style-name="T1"><text:s text:c="5"/></text:span><text:span text:style-name="T1">3 <text:s text:c="2"/></text:span><text:span text:style-name="T1"><text:s text:c="3"/></text:span></text:p>
              <text:p text:style-name="P4"><text:span text:style-name="T1"/></text:p>
            </draw:text-box>
          </draw:frame>
        </draw:g>
        <draw:frame draw:style-name="gr5" draw:text-style-name="P2" draw:layer="layout" svg:width="1.881cm" svg:height="0.623cm" svg:x="10.329cm" svg:y="18.273cm">
          <draw:text-box>
            <text:p text:style-name="P4"><text:span text:style-name="T1">al</text:span><text:span text:style-name="T1">ki</text:span><text:span text:style-name="T1">ot</text:span><text:span text:style-name="T1">[0</text:span><text:span text:style-name="T1">]</text:span></text:p>
          </draw:text-box>
        </draw:frame>
        <draw:frame draw:style-name="gr5" draw:text-style-name="P2" draw:layer="layout" svg:width="1.881cm" svg:height="0.623cm" svg:x="10.329cm" svg:y="21.773cm">
          <draw:text-box>
            <text:p text:style-name="P4"><text:span text:style-name="T1">al</text:span><text:span text:style-name="T1">ki</text:span><text:span text:style-name="T1">ot</text:span><text:span text:style-name="T1">[7</text:span><text:span text:style-name="T1">]</text:span></text:p>
          </draw:text-box>
        </draw:frame>
        <draw:frame draw:style-name="gr5" draw:text-style-name="P2" draw:layer="layout" svg:width="1.881cm" svg:height="0.623cm" svg:x="10.329cm" svg:y="21.273cm">
          <draw:text-box>
            <text:p text:style-name="P4"><text:span text:style-name="T1">al</text:span><text:span text:style-name="T1">ki</text:span><text:span text:style-name="T1">ot</text:span><text:span text:style-name="T1">[6</text:span><text:span text:style-name="T1">]</text:span></text:p>
          </draw:text-box>
        </draw:frame>
        <draw:frame draw:style-name="gr5" draw:text-style-name="P2" draw:layer="layout" svg:width="1.881cm" svg:height="0.623cm" svg:x="10.329cm" svg:y="20.773cm">
          <draw:text-box>
            <text:p text:style-name="P4"><text:span text:style-name="T1">al</text:span><text:span text:style-name="T1">ki</text:span><text:span text:style-name="T1">ot</text:span><text:span text:style-name="T1">[5</text:span><text:span text:style-name="T1">]</text:span></text:p>
          </draw:text-box>
        </draw:frame>
        <draw:frame draw:style-name="gr5" draw:text-style-name="P2" draw:layer="layout" svg:width="1.881cm" svg:height="0.623cm" svg:x="10.329cm" svg:y="20.273cm">
          <draw:text-box>
            <text:p text:style-name="P4"><text:span text:style-name="T1">alkiot[4]</text:span></text:p>
          </draw:text-box>
        </draw:frame>
        <draw:frame draw:style-name="gr5" draw:text-style-name="P2" draw:layer="layout" svg:width="1.881cm" svg:height="0.623cm" svg:x="10.329cm" svg:y="19.773cm">
          <draw:text-box>
            <text:p text:style-name="P4"><text:span text:style-name="T1">alkiot[3]</text:span></text:p>
          </draw:text-box>
        </draw:frame>
        <draw:frame draw:style-name="gr5" draw:text-style-name="P2" draw:layer="layout" svg:width="1.881cm" svg:height="0.623cm" svg:x="10.329cm" svg:y="19.273cm">
          <draw:text-box>
            <text:p text:style-name="P4"><text:span text:style-name="T1">alkiot[2]</text:span></text:p>
          </draw:text-box>
        </draw:frame>
        <draw:frame draw:style-name="gr5" draw:text-style-name="P2" draw:layer="layout" svg:width="1.881cm" svg:height="0.623cm" svg:x="10.329cm" svg:y="18.82cm">
          <draw:text-box>
            <text:p text:style-name="P4"><text:span text:style-name="T1">alkiot[1]</text:span></text:p>
          </draw:text-box>
        </draw:frame>
        <draw:frame draw:style-name="gr6" draw:text-style-name="P2" draw:layer="layout" svg:width="2.241cm" svg:height="2.021cm" svg:x="9.06cm" svg:y="14.537cm">
          <draw:text-box>
            <text:p text:style-name="P5"><text:span text:style-name="T1">koko nimi</text:span></text:p>
            <text:p text:style-name="P5"><text:span text:style-name="T1">tiedoston </text:span><text:span text:style-name="T1">nimi</text:span></text:p>
            <text:p text:style-name="P5"><text:span text:style-name="T1">max_lkm</text:span></text:p>
            <text:p text:style-name="P5"><text:span text:style-name="T1">lkm</text:span></text:p>
            <text:p text:style-name="P5"><text:span text:style-name="T1">alkiot</text:span></text:p>
          </draw:text-box>
        </draw:frame>
        <draw:g>
          <draw:polygon draw:style-name="gr1" draw:text-style-name="P1" draw:layer="layout" svg:width="0.403cm" svg:height="2.403cm" svg:x="19.31cm" svg:y="17.956cm" svg:viewBox="0 0 404 2404" draw:points="0,2404 404,2002 404,0 0,402">
            <text:p/>
          </draw:polygon>
          <draw:polygon draw:style-name="gr2" draw:text-style-name="P2" draw:layer="layout" svg:width="0.403cm" svg:height="2.403cm" svg:x="19.31cm" svg:y="17.956cm" svg:viewBox="0 0 404 2404" draw:points="0,2404 404,2002 404,0 0,402">
            <text:p/>
          </draw:polygon>
        </draw:g>
        <draw:g>
          <draw:polygon draw:style-name="gr1" draw:text-style-name="P1" draw:layer="layout" svg:width="2.902cm" svg:height="0.403cm" svg:x="16.81cm" svg:y="17.956cm" svg:viewBox="0 0 2903 404" draw:points="0,404 2501,404 2903,0 402,0">
            <text:p/>
          </draw:polygon>
          <draw:polygon draw:style-name="gr2" draw:text-style-name="P2" draw:layer="layout" svg:width="2.902cm" svg:height="0.403cm" svg:x="16.81cm" svg:y="17.956cm" svg:viewBox="0 0 2903 404" draw:points="0,404 2501,404 2903,0 402,0">
            <text:p/>
          </draw:polygon>
        </draw:g>
        <draw:g>
          <draw:g>
            <draw:polygon draw:style-name="gr3" draw:text-style-name="P3" draw:layer="layout" svg:width="2.5cm" svg:height="2cm" svg:x="16.81cm" svg:y="18.358cm" svg:viewBox="0 0 2501 2001" draw:points="0,2001 2501,2001 2501,0 0,0">
              <text:p/>
            </draw:polygon>
            <draw:polygon draw:style-name="gr2" draw:text-style-name="P2" draw:layer="layout" svg:width="2.5cm" svg:height="2cm" svg:x="16.81cm" svg:y="18.358cm" svg:viewBox="0 0 2501 2001" draw:points="0,2001 2501,2001 2501,0 0,0">
              <text:p/>
            </draw:polygon>
          </draw:g>
          <draw:frame draw:style-name="gr4" draw:text-style-name="P2" draw:layer="layout" svg:width="2.5cm" svg:height="2cm" svg:x="16.81cm" svg:y="18.358cm">
            <draw:text-box>
              <text:p text:style-name="P4"><text:span text:style-name="T1">1</text:span></text:p>
              <text:p text:style-name="P4"><text:span text:style-name="T1">0-224-05278-0 </text:span></text:p>
              <text:p text:style-name="P4"><text:span text:style-name="T1">FIlth </text:span></text:p>
              <text:p text:style-name="P4"><text:span text:style-name="T1">Irvine Welsh <text:s text:c="5"/></text:span></text:p>
              <text:p text:style-name="P4"><text:span text:style-name="T1">1998</text:span></text:p>
            </draw:text-box>
          </draw:frame>
        </draw:g>
        <draw:g>
          <draw:polygon draw:style-name="gr1" draw:text-style-name="P1" draw:layer="layout" svg:width="0.403cm" svg:height="2.403cm" svg:x="19.31cm" svg:y="20.956cm" svg:viewBox="0 0 404 2404" draw:points="0,2404 404,2002 404,0 0,402">
            <text:p/>
          </draw:polygon>
          <draw:polygon draw:style-name="gr2" draw:text-style-name="P2" draw:layer="layout" svg:width="0.403cm" svg:height="2.403cm" svg:x="19.31cm" svg:y="20.956cm" svg:viewBox="0 0 404 2404" draw:points="0,2404 404,2002 404,0 0,402">
            <text:p/>
          </draw:polygon>
        </draw:g>
        <draw:g>
          <draw:polygon draw:style-name="gr1" draw:text-style-name="P1" draw:layer="layout" svg:width="2.902cm" svg:height="0.403cm" svg:x="16.81cm" svg:y="20.956cm" svg:viewBox="0 0 2903 404" draw:points="0,404 2501,404 2903,0 402,0">
            <text:p/>
          </draw:polygon>
          <draw:polygon draw:style-name="gr2" draw:text-style-name="P2" draw:layer="layout" svg:width="2.902cm" svg:height="0.403cm" svg:x="16.81cm" svg:y="20.956cm" svg:viewBox="0 0 2903 404" draw:points="0,404 2501,404 2903,0 402,0">
            <text:p/>
          </draw:polygon>
        </draw:g>
        <draw:g>
          <draw:g>
            <draw:polygon draw:style-name="gr3" draw:text-style-name="P3" draw:layer="layout" svg:width="2.5cm" svg:height="2cm" svg:x="16.81cm" svg:y="21.358cm" svg:viewBox="0 0 2501 2001" draw:points="0,2001 2501,2001 2501,0 0,0">
              <text:p/>
            </draw:polygon>
            <draw:polygon draw:style-name="gr2" draw:text-style-name="P2" draw:layer="layout" svg:width="2.5cm" svg:height="2cm" svg:x="16.81cm" svg:y="21.358cm" svg:viewBox="0 0 2501 2001" draw:points="0,2001 2501,2001 2501,0 0,0">
              <text:p/>
            </draw:polygon>
          </draw:g>
          <draw:frame draw:style-name="gr4" draw:text-style-name="P2" draw:layer="layout" svg:width="2.5cm" svg:height="2cm" svg:x="16.81cm" svg:y="21.358cm">
            <draw:text-box>
              <text:p text:style-name="P4"><text:span text:style-name="T1">2</text:span></text:p>
              <text:p text:style-name="P4"><text:span text:style-name="T1">0-7493-</text:span><text:span text:style-name="T1">9606-7 </text:span></text:p>
              <text:p text:style-name="P4"><text:span text:style-name="T1">Trainspottin</text:span><text:span text:style-name="T1">g </text:span></text:p>
              <text:p text:style-name="P4"><text:span text:style-name="T1"><text:s text:c="7"/></text:span><text:span text:style-name="T1">Irvine </text:span><text:span text:style-name="T1">Welsh <text:s text:c="8"/></text:span></text:p>
              <text:p text:style-name="P4"><text:span text:style-name="T1">1993 <text:s/></text:span></text:p>
            </draw:text-box>
          </draw:frame>
        </draw:g>
        <draw:g>
          <draw:polygon draw:style-name="gr1" draw:text-style-name="P1" draw:layer="layout" svg:width="0.403cm" svg:height="2.403cm" svg:x="19.31cm" svg:y="23.956cm" svg:viewBox="0 0 404 2404" draw:points="0,2404 404,2002 404,0 0,402">
            <text:p/>
          </draw:polygon>
          <draw:polygon draw:style-name="gr2" draw:text-style-name="P2" draw:layer="layout" svg:width="0.403cm" svg:height="2.403cm" svg:x="19.31cm" svg:y="23.956cm" svg:viewBox="0 0 404 2404" draw:points="0,2404 404,2002 404,0 0,402">
            <text:p/>
          </draw:polygon>
        </draw:g>
        <draw:g>
          <draw:polygon draw:style-name="gr1" draw:text-style-name="P1" draw:layer="layout" svg:width="2.902cm" svg:height="0.403cm" svg:x="16.81cm" svg:y="23.956cm" svg:viewBox="0 0 2903 404" draw:points="0,404 2501,404 2903,0 402,0">
            <text:p/>
          </draw:polygon>
          <draw:polygon draw:style-name="gr2" draw:text-style-name="P2" draw:layer="layout" svg:width="2.902cm" svg:height="0.403cm" svg:x="16.81cm" svg:y="23.956cm" svg:viewBox="0 0 2903 404" draw:points="0,404 2501,404 2903,0 402,0">
            <text:p/>
          </draw:polygon>
        </draw:g>
        <draw:g>
          <draw:g>
            <draw:polygon draw:style-name="gr3" draw:text-style-name="P3" draw:layer="layout" svg:width="2.5cm" svg:height="2cm" svg:x="16.81cm" svg:y="24.358cm" svg:viewBox="0 0 2501 2001" draw:points="0,2001 2501,2001 2501,0 0,0">
              <text:p/>
            </draw:polygon>
            <draw:polygon draw:style-name="gr2" draw:text-style-name="P2" draw:layer="layout" svg:width="2.5cm" svg:height="2cm" svg:x="16.81cm" svg:y="24.358cm" svg:viewBox="0 0 2501 2001" draw:points="0,2001 2501,2001 2501,0 0,0">
              <text:p/>
            </draw:polygon>
          </draw:g>
          <draw:frame draw:style-name="gr4" draw:text-style-name="P2" draw:layer="layout" svg:width="2.5cm" svg:height="2cm" svg:x="16.81cm" svg:y="24.358cm">
            <draw:text-box>
              <text:p text:style-name="P4"><text:span text:style-name="T1">3</text:span></text:p>
              <text:p text:style-name="P4"><text:span text:style-name="T1">0-441-</text:span><text:span text:style-name="T1">56956-0</text:span><text:span text:style-name="T1"><text:line-break/></text:span><text:span text:style-name="T1"> </text:span><text:span text:style-name="T1">Neuromanc</text:span><text:span text:style-name="T1">er</text:span></text:p>
              <text:p text:style-name="P4"><text:span text:style-name="T1">William </text:span><text:span text:style-name="T1">Gibson</text:span></text:p>
              <text:p text:style-name="P4"><text:span text:style-name="T1"><text:s/></text:span><text:span text:style-name="T1">1984 <text:s text:c="6"/></text:span></text:p>
            </draw:text-box>
          </draw:frame>
        </draw:g>
        <draw:g>
          <draw:polygon draw:style-name="gr1" draw:text-style-name="P1" draw:layer="layout" svg:width="0.2cm" svg:height="0.7cm" svg:x="14.41cm" svg:y="18.658cm" svg:viewBox="0 0 201 701" draw:points="0,701 201,500 201,0 0,200">
            <text:p/>
          </draw:polygon>
          <draw:polygon draw:style-name="gr2" draw:text-style-name="P2" draw:layer="layout" svg:width="0.2cm" svg:height="0.7cm" svg:x="14.41cm" svg:y="18.658cm" svg:viewBox="0 0 201 701" draw:points="0,701 201,500 201,0 0,200">
            <text:p/>
          </draw:polygon>
        </draw:g>
        <draw:g>
          <draw:polygon draw:style-name="gr3" draw:text-style-name="P3" draw:layer="layout" svg:width="2cm" svg:height="0.5cm" svg:x="12.41cm" svg:y="18.858cm" svg:viewBox="0 0 2001 501" draw:points="0,501 2001,501 2001,0 0,0">
            <text:p/>
          </draw:polygon>
          <draw:polygon draw:style-name="gr2" draw:text-style-name="P2" draw:layer="layout" svg:width="2cm" svg:height="0.5cm" svg:x="12.41cm" svg:y="18.858cm" svg:viewBox="0 0 2001 501" draw:points="0,501 2001,501 2001,0 0,0">
            <text:p/>
          </draw:polygon>
        </draw:g>
        <draw:g>
          <draw:polygon draw:style-name="gr1" draw:text-style-name="P1" draw:layer="layout" svg:width="0.2cm" svg:height="0.7cm" svg:x="14.41cm" svg:y="18.158cm" svg:viewBox="0 0 201 701" draw:points="0,701 201,500 201,0 0,200">
            <text:p/>
          </draw:polygon>
          <draw:polygon draw:style-name="gr2" draw:text-style-name="P2" draw:layer="layout" svg:width="0.2cm" svg:height="0.7cm" svg:x="14.41cm" svg:y="18.158cm" svg:viewBox="0 0 201 701" draw:points="0,701 201,500 201,0 0,200">
            <text:p/>
          </draw:polygon>
        </draw:g>
        <draw:g>
          <draw:polygon draw:style-name="gr1" draw:text-style-name="P1" draw:layer="layout" svg:width="2.2cm" svg:height="0.2cm" svg:x="12.41cm" svg:y="18.158cm" svg:viewBox="0 0 2201 201" draw:points="0,201 2000,201 2201,0 200,0">
            <text:p/>
          </draw:polygon>
          <draw:polygon draw:style-name="gr2" draw:text-style-name="P2" draw:layer="layout" svg:width="2.2cm" svg:height="0.2cm" svg:x="12.41cm" svg:y="18.158cm" svg:viewBox="0 0 2201 201" draw:points="0,201 2000,201 2201,0 200,0">
            <text:p/>
          </draw:polygon>
        </draw:g>
        <draw:g>
          <draw:polygon draw:style-name="gr3" draw:text-style-name="P3" draw:layer="layout" svg:width="2cm" svg:height="0.5cm" svg:x="12.41cm" svg:y="18.358cm" svg:viewBox="0 0 2001 501" draw:points="0,501 2001,501 2001,0 0,0">
            <text:p/>
          </draw:polygon>
          <draw:polygon draw:style-name="gr2" draw:text-style-name="P2" draw:layer="layout" svg:width="2cm" svg:height="0.5cm" svg:x="12.41cm" svg:y="18.358cm" svg:viewBox="0 0 2001 501" draw:points="0,501 2001,501 2001,0 0,0">
            <text:p/>
          </draw:polygon>
        </draw:g>
        <draw:g>
          <draw:polyline draw:style-name="gr7" draw:text-style-name="P2" draw:layer="layout" svg:width="3.4cm" svg:height="0.549cm" svg:x="13.41cm" svg:y="18.608cm" svg:viewBox="0 0 3401 550" draw:points="0,0 2766,0 2766,550 3401,550">
            <text:p/>
          </draw:polyline>
          <draw:frame draw:style-name="gr8" draw:text-style-name="P2" draw:layer="layout" svg:width="1.25cm" svg:height="1.007cm" draw:transform="rotate (-3.14159265358979) translate (13.41cm 19.112cm)">
            <draw:text-box>
              <text:p/>
            </draw:text-box>
          </draw:frame>
        </draw:g>
        <draw:g>
          <draw:polygon draw:style-name="gr1" draw:text-style-name="P1" draw:layer="layout" svg:width="0.2cm" svg:height="0.7cm" svg:x="14.41cm" svg:y="21.158cm" svg:viewBox="0 0 201 701" draw:points="0,701 201,500 201,0 0,200">
            <text:p/>
          </draw:polygon>
          <draw:polygon draw:style-name="gr2" draw:text-style-name="P2" draw:layer="layout" svg:width="0.2cm" svg:height="0.7cm" svg:x="14.41cm" svg:y="21.158cm" svg:viewBox="0 0 201 701" draw:points="0,701 201,500 201,0 0,200">
            <text:p/>
          </draw:polygon>
        </draw:g>
        <draw:g>
          <draw:polygon draw:style-name="gr3" draw:text-style-name="P3" draw:layer="layout" svg:width="2cm" svg:height="0.5cm" svg:x="12.41cm" svg:y="21.358cm" svg:viewBox="0 0 2001 501" draw:points="0,501 2001,501 2001,0 0,0">
            <text:p/>
          </draw:polygon>
          <draw:polygon draw:style-name="gr2" draw:text-style-name="P2" draw:layer="layout" svg:width="2cm" svg:height="0.5cm" svg:x="12.41cm" svg:y="21.358cm" svg:viewBox="0 0 2001 501" draw:points="0,501 2001,501 2001,0 0,0">
            <text:p/>
          </draw:polygon>
        </draw:g>
        <draw:g>
          <draw:polygon draw:style-name="gr1" draw:text-style-name="P1" draw:layer="layout" svg:width="0.2cm" svg:height="0.7cm" svg:x="14.41cm" svg:y="20.658cm" svg:viewBox="0 0 201 701" draw:points="0,701 201,500 201,0 0,200">
            <text:p/>
          </draw:polygon>
          <draw:polygon draw:style-name="gr2" draw:text-style-name="P2" draw:layer="layout" svg:width="0.2cm" svg:height="0.7cm" svg:x="14.41cm" svg:y="20.658cm" svg:viewBox="0 0 201 701" draw:points="0,701 201,500 201,0 0,200">
            <text:p/>
          </draw:polygon>
        </draw:g>
        <draw:g>
          <draw:polygon draw:style-name="gr3" draw:text-style-name="P3" draw:layer="layout" svg:width="2cm" svg:height="0.5cm" svg:x="12.41cm" svg:y="20.858cm" svg:viewBox="0 0 2001 501" draw:points="0,501 2001,501 2001,0 0,0">
            <text:p/>
          </draw:polygon>
          <draw:polygon draw:style-name="gr2" draw:text-style-name="P2" draw:layer="layout" svg:width="2cm" svg:height="0.5cm" svg:x="12.41cm" svg:y="20.858cm" svg:viewBox="0 0 2001 501" draw:points="0,501 2001,501 2001,0 0,0">
            <text:p/>
          </draw:polygon>
        </draw:g>
        <draw:g>
          <draw:polygon draw:style-name="gr1" draw:text-style-name="P1" draw:layer="layout" svg:width="0.2cm" svg:height="0.7cm" svg:x="14.41cm" svg:y="20.158cm" svg:viewBox="0 0 201 701" draw:points="0,701 201,500 201,0 0,200">
            <text:p/>
          </draw:polygon>
          <draw:polygon draw:style-name="gr2" draw:text-style-name="P2" draw:layer="layout" svg:width="0.2cm" svg:height="0.7cm" svg:x="14.41cm" svg:y="20.158cm" svg:viewBox="0 0 201 701" draw:points="0,701 201,500 201,0 0,200">
            <text:p/>
          </draw:polygon>
        </draw:g>
        <draw:g>
          <draw:polygon draw:style-name="gr3" draw:text-style-name="P3" draw:layer="layout" svg:width="2cm" svg:height="0.5cm" svg:x="12.41cm" svg:y="20.358cm" svg:viewBox="0 0 2001 501" draw:points="0,501 2001,501 2001,0 0,0">
            <text:p/>
          </draw:polygon>
          <draw:polygon draw:style-name="gr2" draw:text-style-name="P2" draw:layer="layout" svg:width="2cm" svg:height="0.5cm" svg:x="12.41cm" svg:y="20.358cm" svg:viewBox="0 0 2001 501" draw:points="0,501 2001,501 2001,0 0,0">
            <text:p/>
          </draw:polygon>
        </draw:g>
        <draw:g>
          <draw:polygon draw:style-name="gr1" draw:text-style-name="P1" draw:layer="layout" svg:width="0.2cm" svg:height="0.7cm" svg:x="14.41cm" svg:y="19.658cm" svg:viewBox="0 0 201 701" draw:points="0,701 201,500 201,0 0,200">
            <text:p/>
          </draw:polygon>
          <draw:polygon draw:style-name="gr2" draw:text-style-name="P2" draw:layer="layout" svg:width="0.2cm" svg:height="0.7cm" svg:x="14.41cm" svg:y="19.658cm" svg:viewBox="0 0 201 701" draw:points="0,701 201,500 201,0 0,200">
            <text:p/>
          </draw:polygon>
        </draw:g>
        <draw:g>
          <draw:polygon draw:style-name="gr3" draw:text-style-name="P3" draw:layer="layout" svg:width="2cm" svg:height="0.5cm" svg:x="12.41cm" svg:y="19.858cm" svg:viewBox="0 0 2001 501" draw:points="0,501 2001,501 2001,0 0,0">
            <text:p/>
          </draw:polygon>
          <draw:polygon draw:style-name="gr2" draw:text-style-name="P2" draw:layer="layout" svg:width="2cm" svg:height="0.5cm" svg:x="12.41cm" svg:y="19.858cm" svg:viewBox="0 0 2001 501" draw:points="0,501 2001,501 2001,0 0,0">
            <text:p/>
          </draw:polygon>
        </draw:g>
        <draw:g>
          <draw:polygon draw:style-name="gr1" draw:text-style-name="P1" draw:layer="layout" svg:width="0.2cm" svg:height="0.7cm" svg:x="14.41cm" svg:y="19.158cm" svg:viewBox="0 0 201 701" draw:points="0,701 201,500 201,0 0,200">
            <text:p/>
          </draw:polygon>
          <draw:polygon draw:style-name="gr2" draw:text-style-name="P2" draw:layer="layout" svg:width="0.2cm" svg:height="0.7cm" svg:x="14.41cm" svg:y="19.158cm" svg:viewBox="0 0 201 701" draw:points="0,701 201,500 201,0 0,200">
            <text:p/>
          </draw:polygon>
        </draw:g>
        <draw:g>
          <draw:polygon draw:style-name="gr3" draw:text-style-name="P3" draw:layer="layout" svg:width="2cm" svg:height="0.5cm" svg:x="12.41cm" svg:y="19.358cm" svg:viewBox="0 0 2001 501" draw:points="0,501 2001,501 2001,0 0,0">
            <text:p/>
          </draw:polygon>
          <draw:polygon draw:style-name="gr2" draw:text-style-name="P2" draw:layer="layout" svg:width="2cm" svg:height="0.5cm" svg:x="12.41cm" svg:y="19.358cm" svg:viewBox="0 0 2001 501" draw:points="0,501 2001,501 2001,0 0,0">
            <text:p/>
          </draw:polygon>
        </draw:g>
        <draw:g>
          <draw:polygon draw:style-name="gr1" draw:text-style-name="P1" draw:layer="layout" svg:width="0.2cm" svg:height="0.7cm" svg:x="14.41cm" svg:y="21.658cm" svg:viewBox="0 0 201 701" draw:points="0,701 201,500 201,0 0,200">
            <text:p/>
          </draw:polygon>
          <draw:polygon draw:style-name="gr2" draw:text-style-name="P2" draw:layer="layout" svg:width="0.2cm" svg:height="0.7cm" svg:x="14.41cm" svg:y="21.658cm" svg:viewBox="0 0 201 701" draw:points="0,701 201,500 201,0 0,200">
            <text:p/>
          </draw:polygon>
        </draw:g>
        <draw:g>
          <draw:polygon draw:style-name="gr3" draw:text-style-name="P3" draw:layer="layout" svg:width="2cm" svg:height="0.5cm" svg:x="12.41cm" svg:y="21.858cm" svg:viewBox="0 0 2001 501" draw:points="0,501 2001,501 2001,0 0,0">
            <text:p/>
          </draw:polygon>
          <draw:polygon draw:style-name="gr2" draw:text-style-name="P2" draw:layer="layout" svg:width="2cm" svg:height="0.5cm" svg:x="12.41cm" svg:y="21.858cm" svg:viewBox="0 0 2001 501" draw:points="0,501 2001,501 2001,0 0,0">
            <text:p/>
          </draw:polygon>
        </draw:g>
        <draw:g>
          <draw:polyline draw:style-name="gr7" draw:text-style-name="P2" draw:layer="layout" svg:width="3.4cm" svg:height="3.049cm" svg:x="13.41cm" svg:y="19.108cm" svg:viewBox="0 0 3401 3050" draw:points="0,0 2450,0 2450,3050 3401,3050">
            <text:p/>
          </draw:polyline>
          <draw:frame draw:style-name="gr9" draw:text-style-name="P2" draw:layer="layout" svg:width="1.25cm" svg:height="1.007cm" draw:transform="rotate (-3.14159265358979) translate (13.41cm 19.611cm)">
            <draw:text-box>
              <text:p/>
            </draw:text-box>
          </draw:frame>
        </draw:g>
        <draw:g>
          <draw:polyline draw:style-name="gr7" draw:text-style-name="P2" draw:layer="layout" svg:width="3.4cm" svg:height="5.549cm" svg:x="13.41cm" svg:y="19.608cm" svg:viewBox="0 0 3401 5550" draw:points="0,0 2151,0 2151,5550 3401,5550">
            <text:p/>
          </draw:polyline>
          <draw:frame draw:style-name="gr10" draw:text-style-name="P2" draw:layer="layout" svg:width="1.25cm" svg:height="1.387cm" draw:transform="rotate (-3.14159265358979) translate (13.41cm 20.302cm)">
            <draw:text-box>
              <text:p/>
            </draw:text-box>
          </draw:frame>
        </draw:g>
        <draw:frame draw:style-name="gr11" draw:text-style-name="P2" draw:layer="layout" svg:width="3.3cm" svg:height="0.791cm" svg:x="13.941cm" svg:y="10.042cm">
          <draw:text-box>
            <text:p text:style-name="P4"><text:span text:style-name="T2">Kirjasto</text:span></text:p>
          </draw:text-box>
        </draw:frame>
        <draw:frame draw:style-name="gr11" draw:text-style-name="P2" draw:layer="layout" svg:width="3.3cm" svg:height="0.791cm" svg:x="16.26cm" svg:y="26.463cm">
          <draw:text-box>
            <text:p text:style-name="P4"><text:span text:style-name="T2">Teos</text:span></text:p>
          </draw:text-box>
        </draw:frame>
        <draw:frame draw:style-name="gr12" draw:text-style-name="P2" draw:layer="layout" svg:width="4.131cm" svg:height="0.706cm" svg:x="11.344cm" svg:y="22.653cm">
          <draw:text-box>
            <text:p text:style-name="P4"><text:span text:style-name="T1">osoitintauluk</text:span><text:span text:style-name="T1">ko teoksiin</text:span></text:p>
          </draw:text-box>
        </draw:frame>
        <draw:g>
          <draw:polygon draw:style-name="gr1" draw:text-style-name="P1" draw:layer="layout" svg:width="0.4cm" svg:height="1.95cm" svg:x="28.209cm" svg:y="14.373cm" svg:viewBox="0 0 401 1951" draw:points="0,1951 401,1550 401,0 0,400">
            <text:p/>
          </draw:polygon>
          <draw:polygon draw:style-name="gr2" draw:text-style-name="P2" draw:layer="layout" svg:width="0.4cm" svg:height="1.95cm" svg:x="28.209cm" svg:y="14.373cm" svg:viewBox="0 0 401 1951" draw:points="0,1951 401,1550 401,0 0,400">
            <text:p/>
          </draw:polygon>
        </draw:g>
        <draw:g>
          <draw:polygon draw:style-name="gr1" draw:text-style-name="P1" draw:layer="layout" svg:width="2.4cm" svg:height="0.4cm" svg:x="26.209cm" svg:y="14.373cm" svg:viewBox="0 0 2401 401" draw:points="0,401 2000,401 2401,0 400,0">
            <text:p/>
          </draw:polygon>
          <draw:polygon draw:style-name="gr2" draw:text-style-name="P2" draw:layer="layout" svg:width="2.4cm" svg:height="0.4cm" svg:x="26.209cm" svg:y="14.373cm" svg:viewBox="0 0 2401 401" draw:points="0,401 2000,401 2401,0 400,0">
            <text:p/>
          </draw:polygon>
        </draw:g>
        <draw:g>
          <draw:g>
            <draw:polygon draw:style-name="gr3" draw:text-style-name="P3" draw:layer="layout" svg:width="2cm" svg:height="1.55cm" svg:x="26.209cm" svg:y="14.773cm" svg:viewBox="0 0 2001 1551" draw:points="0,1551 2001,1551 2001,0 0,0">
              <text:p/>
            </draw:polygon>
            <draw:polygon draw:style-name="gr2" draw:text-style-name="P2" draw:layer="layout" svg:width="2cm" svg:height="1.55cm" svg:x="26.209cm" svg:y="14.773cm" svg:viewBox="0 0 2001 1551" draw:points="0,1551 2001,1551 2001,0 0,0">
              <text:p/>
            </draw:polygon>
          </draw:g>
          <draw:frame draw:style-name="gr13" draw:text-style-name="P2" draw:layer="layout" svg:width="2cm" svg:height="1.55cm" svg:x="26.209cm" svg:y="14.773cm">
            <draw:text-box>
              <text:p text:style-name="P4"><text:span text:style-name="T1">1</text:span></text:p>
              <text:p text:style-name="P4"><text:span text:style-name="T1">1</text:span></text:p>
              <text:p text:style-name="P4"><text:span text:style-name="T1">WEL</text:span></text:p>
              <text:p text:style-name="P4"><text:span text:style-name="T1">2</text:span></text:p>
            </draw:text-box>
          </draw:frame>
        </draw:g>
        <draw:g>
          <draw:polygon draw:style-name="gr1" draw:text-style-name="P1" draw:layer="layout" svg:width="0.39cm" svg:height="1.91cm" svg:x="28.209cm" svg:y="16.863cm" svg:viewBox="0 0 391 1911" draw:points="0,1911 391,1521 391,0 0,390">
            <text:p/>
          </draw:polygon>
          <draw:polygon draw:style-name="gr2" draw:text-style-name="P2" draw:layer="layout" svg:width="0.39cm" svg:height="1.91cm" svg:x="28.209cm" svg:y="16.863cm" svg:viewBox="0 0 391 1911" draw:points="0,1911 391,1521 391,0 0,390">
            <text:p/>
          </draw:polygon>
        </draw:g>
        <draw:g>
          <draw:polygon draw:style-name="gr1" draw:text-style-name="P1" draw:layer="layout" svg:width="2.39cm" svg:height="0.39cm" svg:x="26.209cm" svg:y="16.863cm" svg:viewBox="0 0 2391 391" draw:points="0,391 2000,391 2391,0 390,0">
            <text:p/>
          </draw:polygon>
          <draw:polygon draw:style-name="gr2" draw:text-style-name="P2" draw:layer="layout" svg:width="2.39cm" svg:height="0.39cm" svg:x="26.209cm" svg:y="16.863cm" svg:viewBox="0 0 2391 391" draw:points="0,391 2000,391 2391,0 390,0">
            <text:p/>
          </draw:polygon>
        </draw:g>
        <draw:g>
          <draw:g>
            <draw:polygon draw:style-name="gr3" draw:text-style-name="P3" draw:layer="layout" svg:width="2cm" svg:height="1.52cm" svg:x="26.209cm" svg:y="17.253cm" svg:viewBox="0 0 2001 1521" draw:points="0,1521 2001,1521 2001,0 0,0">
              <text:p/>
            </draw:polygon>
            <draw:polygon draw:style-name="gr2" draw:text-style-name="P2" draw:layer="layout" svg:width="2cm" svg:height="1.52cm" svg:x="26.209cm" svg:y="17.253cm" svg:viewBox="0 0 2001 1521" draw:points="0,1521 2001,1521 2001,0 0,0">
              <text:p/>
            </draw:polygon>
          </draw:g>
          <draw:frame draw:style-name="gr14" draw:text-style-name="P2" draw:layer="layout" svg:width="2cm" svg:height="1.52cm" svg:x="26.209cm" svg:y="17.253cm">
            <draw:text-box>
              <text:p text:style-name="P4"><text:span text:style-name="T1">2</text:span></text:p>
              <text:p text:style-name="P4"><text:span text:style-name="T1">1</text:span></text:p>
              <text:p text:style-name="P4"><text:span text:style-name="T1">WEL</text:span></text:p>
              <text:p text:style-name="P4"><text:span text:style-name="T1">0</text:span></text:p>
            </draw:text-box>
          </draw:frame>
        </draw:g>
        <draw:g>
          <draw:polygon draw:style-name="gr1" draw:text-style-name="P1" draw:layer="layout" svg:width="0.403cm" svg:height="2.592cm" svg:x="19.822cm" svg:y="10.884cm" svg:viewBox="0 0 404 2593" draw:points="0,2593 404,2190 404,0 0,402">
            <text:p/>
          </draw:polygon>
          <draw:polygon draw:style-name="gr2" draw:text-style-name="P2" draw:layer="layout" svg:width="0.403cm" svg:height="2.592cm" svg:x="19.822cm" svg:y="10.884cm" svg:viewBox="0 0 404 2593" draw:points="0,2593 404,2190 404,0 0,402">
            <text:p/>
          </draw:polygon>
        </draw:g>
        <draw:g>
          <draw:polygon draw:style-name="gr1" draw:text-style-name="P1" draw:layer="layout" svg:width="6.608cm" svg:height="0.403cm" svg:x="13.617cm" svg:y="10.884cm" svg:viewBox="0 0 6609 404" draw:points="0,404 6207,404 6609,0 402,0">
            <text:p/>
          </draw:polygon>
          <draw:polygon draw:style-name="gr2" draw:text-style-name="P2" draw:layer="layout" svg:width="6.608cm" svg:height="0.403cm" svg:x="13.617cm" svg:y="10.884cm" svg:viewBox="0 0 6609 404" draw:points="0,404 6207,404 6609,0 402,0">
            <text:p/>
          </draw:polygon>
        </draw:g>
        <draw:g>
          <draw:polygon draw:style-name="gr3" draw:text-style-name="P3" draw:layer="layout" svg:width="6.205cm" svg:height="2.189cm" svg:x="13.617cm" svg:y="11.287cm" svg:viewBox="0 0 6206 2190" draw:points="0,2190 6206,2190 6206,0 0,0">
            <text:p/>
          </draw:polygon>
          <draw:polygon draw:style-name="gr2" draw:text-style-name="P2" draw:layer="layout" svg:width="6.205cm" svg:height="2.189cm" svg:x="13.617cm" svg:y="11.287cm" svg:viewBox="0 0 6206 2190" draw:points="0,2190 6206,2190 6206,0 0,0">
            <text:p/>
          </draw:polygon>
        </draw:g>
        <draw:g>
          <draw:polygon draw:style-name="gr3" draw:text-style-name="P3" draw:layer="layout" svg:width="1.5cm" svg:height="0.5cm" svg:x="12.691cm" svg:y="16.187cm" svg:viewBox="0 0 1501 501" draw:points="0,501 1501,501 1501,0 0,0">
            <text:p/>
          </draw:polygon>
          <draw:polygon draw:style-name="gr2" draw:text-style-name="P2" draw:layer="layout" svg:width="1.5cm" svg:height="0.5cm" svg:x="12.691cm" svg:y="16.187cm" svg:viewBox="0 0 1501 501" draw:points="0,501 1501,501 1501,0 0,0">
            <text:p/>
          </draw:polygon>
        </draw:g>
        <draw:line draw:style-name="gr7" draw:text-style-name="P2" draw:layer="layout" svg:x1="13.441cm" svg:y1="16.437cm" svg:x2="13.441cm" svg:y2="18.136cm">
          <text:p/>
        </draw:line>
        <draw:frame draw:style-name="gr5" draw:text-style-name="P2" draw:layer="layout" svg:width="1.881cm" svg:height="0.623cm" svg:x="20.179cm" svg:y="18.273cm">
          <draw:text-box>
            <text:p text:style-name="P4"><text:span text:style-name="T1">alkiot[0]</text:span></text:p>
          </draw:text-box>
        </draw:frame>
        <draw:frame draw:style-name="gr5" draw:text-style-name="P2" draw:layer="layout" svg:width="1.881cm" svg:height="0.623cm" svg:x="20.179cm" svg:y="21.773cm">
          <draw:text-box>
            <text:p text:style-name="P4"><text:span text:style-name="T1">alkiot[7</text:span><text:span text:style-name="T1">]</text:span></text:p>
          </draw:text-box>
        </draw:frame>
        <draw:frame draw:style-name="gr5" draw:text-style-name="P2" draw:layer="layout" svg:width="1.881cm" svg:height="0.623cm" svg:x="20.179cm" svg:y="21.273cm">
          <draw:text-box>
            <text:p text:style-name="P4"><text:span text:style-name="T1">alkiot[6]</text:span></text:p>
          </draw:text-box>
        </draw:frame>
        <draw:frame draw:style-name="gr5" draw:text-style-name="P2" draw:layer="layout" svg:width="1.881cm" svg:height="0.623cm" svg:x="20.179cm" svg:y="20.773cm">
          <draw:text-box>
            <text:p text:style-name="P4"><text:span text:style-name="T1">alkiot[5]</text:span></text:p>
          </draw:text-box>
        </draw:frame>
        <draw:frame draw:style-name="gr5" draw:text-style-name="P2" draw:layer="layout" svg:width="1.881cm" svg:height="0.623cm" svg:x="20.179cm" svg:y="20.273cm">
          <draw:text-box>
            <text:p text:style-name="P4"><text:span text:style-name="T1">alkiot[4]</text:span></text:p>
          </draw:text-box>
        </draw:frame>
        <draw:frame draw:style-name="gr5" draw:text-style-name="P2" draw:layer="layout" svg:width="1.881cm" svg:height="0.623cm" svg:x="20.179cm" svg:y="19.773cm">
          <draw:text-box>
            <text:p text:style-name="P4"><text:span text:style-name="T1">alkiot[3]</text:span></text:p>
          </draw:text-box>
        </draw:frame>
        <draw:frame draw:style-name="gr5" draw:text-style-name="P2" draw:layer="layout" svg:width="1.881cm" svg:height="0.623cm" svg:x="20.179cm" svg:y="19.273cm">
          <draw:text-box>
            <text:p text:style-name="P4"><text:span text:style-name="T1">alkiot[2]</text:span></text:p>
          </draw:text-box>
        </draw:frame>
        <draw:frame draw:style-name="gr5" draw:text-style-name="P2" draw:layer="layout" svg:width="1.881cm" svg:height="0.623cm" svg:x="20.179cm" svg:y="18.773cm">
          <draw:text-box>
            <text:p text:style-name="P4"><text:span text:style-name="T1">alkiot[1]</text:span></text:p>
          </draw:text-box>
        </draw:frame>
        <draw:g>
          <draw:polygon draw:style-name="gr1" draw:text-style-name="P1" draw:layer="layout" svg:width="0.2cm" svg:height="0.7cm" svg:x="24.06cm" svg:y="18.658cm" svg:viewBox="0 0 201 701" draw:points="0,701 201,500 201,0 0,200">
            <text:p/>
          </draw:polygon>
          <draw:polygon draw:style-name="gr2" draw:text-style-name="P2" draw:layer="layout" svg:width="0.2cm" svg:height="0.7cm" svg:x="24.06cm" svg:y="18.658cm" svg:viewBox="0 0 201 701" draw:points="0,701 201,500 201,0 0,200">
            <text:p/>
          </draw:polygon>
        </draw:g>
        <draw:g>
          <draw:polygon draw:style-name="gr3" draw:text-style-name="P3" draw:layer="layout" svg:width="2cm" svg:height="0.5cm" svg:x="22.06cm" svg:y="18.858cm" svg:viewBox="0 0 2001 501" draw:points="0,501 2001,501 2001,0 0,0">
            <text:p/>
          </draw:polygon>
          <draw:polygon draw:style-name="gr2" draw:text-style-name="P2" draw:layer="layout" svg:width="2cm" svg:height="0.5cm" svg:x="22.06cm" svg:y="18.858cm" svg:viewBox="0 0 2001 501" draw:points="0,501 2001,501 2001,0 0,0">
            <text:p/>
          </draw:polygon>
        </draw:g>
        <draw:g>
          <draw:polygon draw:style-name="gr1" draw:text-style-name="P1" draw:layer="layout" svg:width="0.2cm" svg:height="0.7cm" svg:x="24.06cm" svg:y="18.158cm" svg:viewBox="0 0 201 701" draw:points="0,701 201,500 201,0 0,200">
            <text:p/>
          </draw:polygon>
          <draw:polygon draw:style-name="gr2" draw:text-style-name="P2" draw:layer="layout" svg:width="0.2cm" svg:height="0.7cm" svg:x="24.06cm" svg:y="18.158cm" svg:viewBox="0 0 201 701" draw:points="0,701 201,500 201,0 0,200">
            <text:p/>
          </draw:polygon>
        </draw:g>
        <draw:g>
          <draw:polygon draw:style-name="gr1" draw:text-style-name="P1" draw:layer="layout" svg:width="2.2cm" svg:height="0.2cm" svg:x="22.06cm" svg:y="18.158cm" svg:viewBox="0 0 2201 201" draw:points="0,201 2000,201 2201,0 200,0">
            <text:p/>
          </draw:polygon>
          <draw:polygon draw:style-name="gr2" draw:text-style-name="P2" draw:layer="layout" svg:width="2.2cm" svg:height="0.2cm" svg:x="22.06cm" svg:y="18.158cm" svg:viewBox="0 0 2201 201" draw:points="0,201 2000,201 2201,0 200,0">
            <text:p/>
          </draw:polygon>
        </draw:g>
        <draw:g>
          <draw:polygon draw:style-name="gr3" draw:text-style-name="P3" draw:layer="layout" svg:width="2cm" svg:height="0.5cm" svg:x="22.06cm" svg:y="18.358cm" svg:viewBox="0 0 2001 501" draw:points="0,501 2001,501 2001,0 0,0">
            <text:p/>
          </draw:polygon>
          <draw:polygon draw:style-name="gr2" draw:text-style-name="P2" draw:layer="layout" svg:width="2cm" svg:height="0.5cm" svg:x="22.06cm" svg:y="18.358cm" svg:viewBox="0 0 2001 501" draw:points="0,501 2001,501 2001,0 0,0">
            <text:p/>
          </draw:polygon>
        </draw:g>
        <draw:g>
          <draw:polygon draw:style-name="gr1" draw:text-style-name="P1" draw:layer="layout" svg:width="0.2cm" svg:height="0.7cm" svg:x="24.06cm" svg:y="21.158cm" svg:viewBox="0 0 201 701" draw:points="0,701 201,500 201,0 0,200">
            <text:p/>
          </draw:polygon>
          <draw:polygon draw:style-name="gr2" draw:text-style-name="P2" draw:layer="layout" svg:width="0.2cm" svg:height="0.7cm" svg:x="24.06cm" svg:y="21.158cm" svg:viewBox="0 0 201 701" draw:points="0,701 201,500 201,0 0,200">
            <text:p/>
          </draw:polygon>
        </draw:g>
        <draw:g>
          <draw:polygon draw:style-name="gr3" draw:text-style-name="P3" draw:layer="layout" svg:width="2cm" svg:height="0.5cm" svg:x="22.06cm" svg:y="21.358cm" svg:viewBox="0 0 2001 501" draw:points="0,501 2001,501 2001,0 0,0">
            <text:p/>
          </draw:polygon>
          <draw:polygon draw:style-name="gr2" draw:text-style-name="P2" draw:layer="layout" svg:width="2cm" svg:height="0.5cm" svg:x="22.06cm" svg:y="21.358cm" svg:viewBox="0 0 2001 501" draw:points="0,501 2001,501 2001,0 0,0">
            <text:p/>
          </draw:polygon>
        </draw:g>
        <draw:g>
          <draw:polygon draw:style-name="gr1" draw:text-style-name="P1" draw:layer="layout" svg:width="0.2cm" svg:height="0.7cm" svg:x="24.06cm" svg:y="20.658cm" svg:viewBox="0 0 201 701" draw:points="0,701 201,500 201,0 0,200">
            <text:p/>
          </draw:polygon>
          <draw:polygon draw:style-name="gr2" draw:text-style-name="P2" draw:layer="layout" svg:width="0.2cm" svg:height="0.7cm" svg:x="24.06cm" svg:y="20.658cm" svg:viewBox="0 0 201 701" draw:points="0,701 201,500 201,0 0,200">
            <text:p/>
          </draw:polygon>
        </draw:g>
        <draw:g>
          <draw:polygon draw:style-name="gr3" draw:text-style-name="P3" draw:layer="layout" svg:width="2cm" svg:height="0.5cm" svg:x="22.06cm" svg:y="20.858cm" svg:viewBox="0 0 2001 501" draw:points="0,501 2001,501 2001,0 0,0">
            <text:p/>
          </draw:polygon>
          <draw:polygon draw:style-name="gr2" draw:text-style-name="P2" draw:layer="layout" svg:width="2cm" svg:height="0.5cm" svg:x="22.06cm" svg:y="20.858cm" svg:viewBox="0 0 2001 501" draw:points="0,501 2001,501 2001,0 0,0">
            <text:p/>
          </draw:polygon>
        </draw:g>
        <draw:g>
          <draw:polygon draw:style-name="gr1" draw:text-style-name="P1" draw:layer="layout" svg:width="0.2cm" svg:height="0.7cm" svg:x="24.06cm" svg:y="20.158cm" svg:viewBox="0 0 201 701" draw:points="0,701 201,500 201,0 0,200">
            <text:p/>
          </draw:polygon>
          <draw:polygon draw:style-name="gr2" draw:text-style-name="P2" draw:layer="layout" svg:width="0.2cm" svg:height="0.7cm" svg:x="24.06cm" svg:y="20.158cm" svg:viewBox="0 0 201 701" draw:points="0,701 201,500 201,0 0,200">
            <text:p/>
          </draw:polygon>
        </draw:g>
        <draw:g>
          <draw:polygon draw:style-name="gr3" draw:text-style-name="P3" draw:layer="layout" svg:width="2cm" svg:height="0.5cm" svg:x="22.06cm" svg:y="20.358cm" svg:viewBox="0 0 2001 501" draw:points="0,501 2001,501 2001,0 0,0">
            <text:p/>
          </draw:polygon>
          <draw:polygon draw:style-name="gr2" draw:text-style-name="P2" draw:layer="layout" svg:width="2cm" svg:height="0.5cm" svg:x="22.06cm" svg:y="20.358cm" svg:viewBox="0 0 2001 501" draw:points="0,501 2001,501 2001,0 0,0">
            <text:p/>
          </draw:polygon>
        </draw:g>
        <draw:g>
          <draw:polygon draw:style-name="gr1" draw:text-style-name="P1" draw:layer="layout" svg:width="0.2cm" svg:height="0.7cm" svg:x="24.06cm" svg:y="19.658cm" svg:viewBox="0 0 201 701" draw:points="0,701 201,500 201,0 0,200">
            <text:p/>
          </draw:polygon>
          <draw:polygon draw:style-name="gr2" draw:text-style-name="P2" draw:layer="layout" svg:width="0.2cm" svg:height="0.7cm" svg:x="24.06cm" svg:y="19.658cm" svg:viewBox="0 0 201 701" draw:points="0,701 201,500 201,0 0,200">
            <text:p/>
          </draw:polygon>
        </draw:g>
        <draw:g>
          <draw:polygon draw:style-name="gr3" draw:text-style-name="P3" draw:layer="layout" svg:width="2cm" svg:height="0.5cm" svg:x="22.06cm" svg:y="19.858cm" svg:viewBox="0 0 2001 501" draw:points="0,501 2001,501 2001,0 0,0">
            <text:p/>
          </draw:polygon>
          <draw:polygon draw:style-name="gr2" draw:text-style-name="P2" draw:layer="layout" svg:width="2cm" svg:height="0.5cm" svg:x="22.06cm" svg:y="19.858cm" svg:viewBox="0 0 2001 501" draw:points="0,501 2001,501 2001,0 0,0">
            <text:p/>
          </draw:polygon>
        </draw:g>
        <draw:g>
          <draw:polygon draw:style-name="gr1" draw:text-style-name="P1" draw:layer="layout" svg:width="0.2cm" svg:height="0.7cm" svg:x="24.06cm" svg:y="19.158cm" svg:viewBox="0 0 201 701" draw:points="0,701 201,500 201,0 0,200">
            <text:p/>
          </draw:polygon>
          <draw:polygon draw:style-name="gr2" draw:text-style-name="P2" draw:layer="layout" svg:width="0.2cm" svg:height="0.7cm" svg:x="24.06cm" svg:y="19.158cm" svg:viewBox="0 0 201 701" draw:points="0,701 201,500 201,0 0,200">
            <text:p/>
          </draw:polygon>
        </draw:g>
        <draw:g>
          <draw:polygon draw:style-name="gr3" draw:text-style-name="P3" draw:layer="layout" svg:width="2cm" svg:height="0.5cm" svg:x="22.06cm" svg:y="19.358cm" svg:viewBox="0 0 2001 501" draw:points="0,501 2001,501 2001,0 0,0">
            <text:p/>
          </draw:polygon>
          <draw:polygon draw:style-name="gr2" draw:text-style-name="P2" draw:layer="layout" svg:width="2cm" svg:height="0.5cm" svg:x="22.06cm" svg:y="19.358cm" svg:viewBox="0 0 2001 501" draw:points="0,501 2001,501 2001,0 0,0">
            <text:p/>
          </draw:polygon>
        </draw:g>
        <draw:g>
          <draw:polygon draw:style-name="gr1" draw:text-style-name="P1" draw:layer="layout" svg:width="0.2cm" svg:height="0.7cm" svg:x="24.06cm" svg:y="21.658cm" svg:viewBox="0 0 201 701" draw:points="0,701 201,500 201,0 0,200">
            <text:p/>
          </draw:polygon>
          <draw:polygon draw:style-name="gr2" draw:text-style-name="P2" draw:layer="layout" svg:width="0.2cm" svg:height="0.7cm" svg:x="24.06cm" svg:y="21.658cm" svg:viewBox="0 0 201 701" draw:points="0,701 201,500 201,0 0,200">
            <text:p/>
          </draw:polygon>
        </draw:g>
        <draw:g>
          <draw:polygon draw:style-name="gr3" draw:text-style-name="P3" draw:layer="layout" svg:width="2cm" svg:height="0.5cm" svg:x="22.06cm" svg:y="21.858cm" svg:viewBox="0 0 2001 501" draw:points="0,501 2001,501 2001,0 0,0">
            <text:p/>
          </draw:polygon>
          <draw:polygon draw:style-name="gr2" draw:text-style-name="P2" draw:layer="layout" svg:width="2cm" svg:height="0.5cm" svg:x="22.06cm" svg:y="21.858cm" svg:viewBox="0 0 2001 501" draw:points="0,501 2001,501 2001,0 0,0">
            <text:p/>
          </draw:polygon>
        </draw:g>
        <draw:g>
          <draw:polygon draw:style-name="gr1" draw:text-style-name="P1" draw:layer="layout" svg:width="0.39cm" svg:height="1.94cm" svg:x="28.209cm" svg:y="19.133cm" svg:viewBox="0 0 391 1941" draw:points="0,1941 391,1550 391,0 0,390">
            <text:p/>
          </draw:polygon>
          <draw:polygon draw:style-name="gr2" draw:text-style-name="P2" draw:layer="layout" svg:width="0.39cm" svg:height="1.94cm" svg:x="28.209cm" svg:y="19.133cm" svg:viewBox="0 0 391 1941" draw:points="0,1941 391,1550 391,0 0,390">
            <text:p/>
          </draw:polygon>
        </draw:g>
        <draw:g>
          <draw:polygon draw:style-name="gr1" draw:text-style-name="P1" draw:layer="layout" svg:width="2.39cm" svg:height="0.39cm" svg:x="26.209cm" svg:y="19.133cm" svg:viewBox="0 0 2391 391" draw:points="0,391 2000,391 2391,0 390,0">
            <text:p/>
          </draw:polygon>
          <draw:polygon draw:style-name="gr2" draw:text-style-name="P2" draw:layer="layout" svg:width="2.39cm" svg:height="0.39cm" svg:x="26.209cm" svg:y="19.133cm" svg:viewBox="0 0 2391 391" draw:points="0,391 2000,391 2391,0 390,0">
            <text:p/>
          </draw:polygon>
        </draw:g>
        <draw:g>
          <draw:g>
            <draw:polygon draw:style-name="gr3" draw:text-style-name="P3" draw:layer="layout" svg:width="2cm" svg:height="1.55cm" svg:x="26.209cm" svg:y="19.523cm" svg:viewBox="0 0 2001 1551" draw:points="0,1551 2001,1551 2001,0 0,0">
              <text:p/>
            </draw:polygon>
            <draw:polygon draw:style-name="gr2" draw:text-style-name="P2" draw:layer="layout" svg:width="2cm" svg:height="1.55cm" svg:x="26.209cm" svg:y="19.523cm" svg:viewBox="0 0 2001 1551" draw:points="0,1551 2001,1551 2001,0 0,0">
              <text:p/>
            </draw:polygon>
          </draw:g>
          <draw:frame draw:style-name="gr13" draw:text-style-name="P2" draw:layer="layout" svg:width="2cm" svg:height="1.55cm" svg:x="26.209cm" svg:y="19.523cm">
            <draw:text-box>
              <text:p text:style-name="P4"><text:span text:style-name="T1">3</text:span></text:p>
              <text:p text:style-name="P4"><text:span text:style-name="T1">3</text:span></text:p>
              <text:p text:style-name="P4"><text:span text:style-name="T1">GAC</text:span></text:p>
              <text:p text:style-name="P4"><text:span text:style-name="T1">1</text:span></text:p>
            </draw:text-box>
          </draw:frame>
        </draw:g>
        <draw:g>
          <draw:polyline draw:style-name="gr7" draw:text-style-name="P2" draw:layer="layout" svg:width="3.149cm" svg:height="3.26cm" svg:x="23.06cm" svg:y="15.348cm" svg:viewBox="0 0 3150 3261" draw:points="0,3261 2150,3261 2150,0 3150,0">
            <text:p/>
          </draw:polyline>
          <draw:frame draw:style-name="gr15" draw:text-style-name="P2" draw:layer="layout" svg:width="1.25cm" svg:height="1.007cm" svg:x="21.81cm" svg:y="18.104cm">
            <draw:text-box>
              <text:p/>
            </draw:text-box>
          </draw:frame>
        </draw:g>
        <draw:g>
          <draw:polyline draw:style-name="gr7" draw:text-style-name="P2" draw:layer="layout" svg:width="3.149cm" svg:height="1.29cm" svg:x="23.06cm" svg:y="17.818cm" svg:viewBox="0 0 3150 1291" draw:points="0,1291 2515,1291 2515,0 3150,0">
            <text:p/>
          </draw:polyline>
          <draw:frame draw:style-name="gr16" draw:text-style-name="P2" draw:layer="layout" svg:width="1.25cm" svg:height="1.007cm" svg:x="21.81cm" svg:y="18.605cm">
            <draw:text-box>
              <text:p/>
            </draw:text-box>
          </draw:frame>
        </draw:g>
        <draw:g>
          <draw:polyline draw:style-name="gr7" draw:text-style-name="P2" draw:layer="layout" svg:width="3.149cm" svg:height="0.495cm" svg:x="23.06cm" svg:y="19.608cm" svg:viewBox="0 0 3150 496" draw:points="0,0 2650,0 2650,496 3150,496">
            <text:p/>
          </draw:polyline>
          <draw:frame draw:style-name="gr17" draw:text-style-name="P2" draw:layer="layout" svg:width="1.25cm" svg:height="1.007cm" draw:transform="rotate (-3.14159265358979) translate (23.06cm 20.111cm)">
            <draw:text-box>
              <text:p/>
            </draw:text-box>
          </draw:frame>
        </draw:g>
        <draw:frame draw:style-name="gr5" draw:text-style-name="P2" draw:layer="layout" svg:width="1.881cm" svg:height="0.623cm" svg:x="20.179cm" svg:y="22.273cm">
          <draw:text-box>
            <text:p text:style-name="P4"><text:span text:style-name="T1">alkiot[8]</text:span></text:p>
          </draw:text-box>
        </draw:frame>
        <draw:g>
          <draw:polygon draw:style-name="gr1" draw:text-style-name="P1" draw:layer="layout" svg:width="0.2cm" svg:height="0.7cm" svg:x="24.06cm" svg:y="22.158cm" svg:viewBox="0 0 201 701" draw:points="0,701 201,500 201,0 0,200">
            <text:p/>
          </draw:polygon>
          <draw:polygon draw:style-name="gr2" draw:text-style-name="P2" draw:layer="layout" svg:width="0.2cm" svg:height="0.7cm" svg:x="24.06cm" svg:y="22.158cm" svg:viewBox="0 0 201 701" draw:points="0,701 201,500 201,0 0,200">
            <text:p/>
          </draw:polygon>
        </draw:g>
        <draw:g>
          <draw:polygon draw:style-name="gr3" draw:text-style-name="P3" draw:layer="layout" svg:width="2cm" svg:height="0.5cm" svg:x="22.06cm" svg:y="22.358cm" svg:viewBox="0 0 2001 501" draw:points="0,501 2001,501 2001,0 0,0">
            <text:p/>
          </draw:polygon>
          <draw:polygon draw:style-name="gr2" draw:text-style-name="P2" draw:layer="layout" svg:width="2cm" svg:height="0.5cm" svg:x="22.06cm" svg:y="22.358cm" svg:viewBox="0 0 2001 501" draw:points="0,501 2001,501 2001,0 0,0">
            <text:p/>
          </draw:polygon>
        </draw:g>
        <draw:frame draw:style-name="gr5" draw:text-style-name="P2" draw:layer="layout" svg:width="1.881cm" svg:height="0.623cm" svg:x="20.179cm" svg:y="22.773cm">
          <draw:text-box>
            <text:p text:style-name="P4"><text:span text:style-name="T1">alkiot[9]</text:span></text:p>
          </draw:text-box>
        </draw:frame>
        <draw:g>
          <draw:polygon draw:style-name="gr1" draw:text-style-name="P1" draw:layer="layout" svg:width="0.2cm" svg:height="0.7cm" svg:x="24.06cm" svg:y="22.658cm" svg:viewBox="0 0 201 701" draw:points="0,701 201,500 201,0 0,200">
            <text:p/>
          </draw:polygon>
          <draw:polygon draw:style-name="gr2" draw:text-style-name="P2" draw:layer="layout" svg:width="0.2cm" svg:height="0.7cm" svg:x="24.06cm" svg:y="22.658cm" svg:viewBox="0 0 201 701" draw:points="0,701 201,500 201,0 0,200">
            <text:p/>
          </draw:polygon>
        </draw:g>
        <draw:g>
          <draw:polygon draw:style-name="gr3" draw:text-style-name="P3" draw:layer="layout" svg:width="2cm" svg:height="0.5cm" svg:x="22.06cm" svg:y="22.858cm" svg:viewBox="0 0 2001 501" draw:points="0,501 2001,501 2001,0 0,0">
            <text:p/>
          </draw:polygon>
          <draw:polygon draw:style-name="gr2" draw:text-style-name="P2" draw:layer="layout" svg:width="2cm" svg:height="0.5cm" svg:x="22.06cm" svg:y="22.858cm" svg:viewBox="0 0 2001 501" draw:points="0,501 2001,501 2001,0 0,0">
            <text:p/>
          </draw:polygon>
        </draw:g>
        <draw:g>
          <draw:polygon draw:style-name="gr3" draw:text-style-name="P3" draw:layer="layout" svg:width="1.5cm" svg:height="0.5cm" svg:x="16.191cm" svg:y="16.187cm" svg:viewBox="0 0 1501 501" draw:points="0,501 1501,501 1501,0 0,0">
            <text:p/>
          </draw:polygon>
          <draw:polygon draw:style-name="gr2" draw:text-style-name="P2" draw:layer="layout" svg:width="1.5cm" svg:height="0.5cm" svg:x="16.191cm" svg:y="16.187cm" svg:viewBox="0 0 1501 501" draw:points="0,501 1501,501 1501,0 0,0">
            <text:p/>
          </draw:polygon>
        </draw:g>
        <draw:polyline draw:style-name="gr7" draw:text-style-name="P2" draw:layer="layout" svg:width="6.15cm" svg:height="1.6cm" svg:x="16.941cm" svg:y="16.437cm" svg:viewBox="0 0 6151 1601" draw:points="0,0 0,801 6151,801 6151,1601">
          <text:p/>
        </draw:polyline>
        <draw:frame draw:style-name="gr11" draw:text-style-name="P2" draw:layer="layout" svg:width="1.341cm" svg:height="0.623cm" svg:x="12.291cm" svg:y="12.476cm">
          <draw:text-box>
            <text:p text:style-name="P4"><text:span text:style-name="T1">kirjat</text:span></text:p>
          </draw:text-box>
        </draw:frame>
        <draw:frame draw:style-name="gr11" draw:text-style-name="P2" draw:layer="layout" svg:width="2.059cm" svg:height="0.623cm" svg:x="16.322cm" svg:y="13.376cm">
          <draw:text-box>
            <text:p text:style-name="P4"><text:span text:style-name="T1">aineisto</text:span></text:p>
          </draw:text-box>
        </draw:frame>
        <draw:frame draw:style-name="gr12" draw:text-style-name="P2" draw:layer="layout" svg:width="4.131cm" svg:height="0.706cm" svg:x="20.56cm" svg:y="23.653cm">
          <draw:text-box>
            <text:p text:style-name="P4"><text:span text:style-name="T1">os</text:span><text:span text:style-name="T1">oi</text:span><text:span text:style-name="T1">ti</text:span><text:span text:style-name="T1">nt</text:span><text:span text:style-name="T1">au</text:span><text:span text:style-name="T1">lu</text:span><text:span text:style-name="T1">kk</text:span><text:span text:style-name="T1">o </text:span><text:span text:style-name="T1">ai</text:span><text:span text:style-name="T1">ne</text:span><text:span text:style-name="T1">ist</text:span><text:span text:style-name="T1">o</text:span><text:span text:style-name="T1">o</text:span><text:span text:style-name="T1">n</text:span></text:p>
          </draw:text-box>
        </draw:frame>
        <draw:frame draw:style-name="gr11" draw:text-style-name="P2" draw:layer="layout" svg:width="3.3cm" svg:height="0.791cm" svg:x="25.529cm" svg:y="21.336cm">
          <draw:text-box>
            <text:p text:style-name="P4"><text:span text:style-name="T2">A</text:span><text:span text:style-name="T2">i</text:span><text:span text:style-name="T2">n</text:span><text:span text:style-name="T2">e</text:span><text:span text:style-name="T2">i</text:span><text:span text:style-name="T2">s</text:span><text:span text:style-name="T2">t</text:span><text:span text:style-name="T2">o</text:span></text:p>
          </draw:text-box>
        </draw:frame>
        <draw:g>
          <draw:polygon draw:style-name="gr1" draw:text-style-name="P1" draw:layer="layout" svg:width="0.403cm" svg:height="2.042cm" svg:x="38.144cm" svg:y="10.866cm" svg:viewBox="0 0 404 2043" draw:points="0,2043 404,1641 404,0 0,402">
            <text:p/>
          </draw:polygon>
          <draw:polygon draw:style-name="gr2" draw:text-style-name="P2" draw:layer="layout" svg:width="0.403cm" svg:height="2.042cm" svg:x="38.144cm" svg:y="10.866cm" svg:viewBox="0 0 404 2043" draw:points="0,2043 404,1641 404,0 0,402">
            <text:p/>
          </draw:polygon>
        </draw:g>
        <draw:g>
          <draw:polygon draw:style-name="gr1" draw:text-style-name="P1" draw:layer="layout" svg:width="2.403cm" svg:height="0.403cm" svg:x="36.144cm" svg:y="10.866cm" svg:viewBox="0 0 2404 404" draw:points="0,404 2001,404 2404,0 402,0">
            <text:p/>
          </draw:polygon>
          <draw:polygon draw:style-name="gr2" draw:text-style-name="P2" draw:layer="layout" svg:width="2.403cm" svg:height="0.403cm" svg:x="36.144cm" svg:y="10.866cm" svg:viewBox="0 0 2404 404" draw:points="0,404 2001,404 2404,0 402,0">
            <text:p/>
          </draw:polygon>
        </draw:g>
        <draw:g>
          <draw:g>
            <draw:polygon draw:style-name="gr3" draw:text-style-name="P3" draw:layer="layout" svg:width="2cm" svg:height="1.64cm" svg:x="36.144cm" svg:y="11.269cm" svg:viewBox="0 0 2001 1641" draw:points="0,1641 2001,1641 2001,0 0,0">
              <text:p/>
            </draw:polygon>
            <draw:polygon draw:style-name="gr2" draw:text-style-name="P2" draw:layer="layout" svg:width="2cm" svg:height="1.64cm" svg:x="36.144cm" svg:y="11.269cm" svg:viewBox="0 0 2001 1641" draw:points="0,1641 2001,1641 2001,0 0,0">
              <text:p/>
            </draw:polygon>
          </draw:g>
          <draw:frame draw:style-name="gr18" draw:text-style-name="P2" draw:layer="layout" svg:width="2cm" svg:height="1.64cm" svg:x="36.144cm" svg:y="11.269cm">
            <draw:text-box>
              <text:p/>
            </draw:text-box>
          </draw:frame>
        </draw:g>
        <draw:frame draw:style-name="gr11" draw:text-style-name="P2" draw:layer="layout" svg:width="3.3cm" svg:height="0.791cm" svg:x="33.147cm" svg:y="10.541cm">
          <draw:text-box>
            <text:p text:style-name="P4"><text:span text:style-name="T2">Naytto </text:span><text:span text:style-name="T2">naytto</text:span></text:p>
          </draw:text-box>
        </draw:frame>
        <draw:g>
          <draw:polygon draw:style-name="gr3" draw:text-style-name="P3" draw:layer="layout" svg:width="1.5cm" svg:height="0.5cm" svg:x="36.431cm" svg:y="11.805cm" svg:viewBox="0 0 1501 501" draw:points="0,501 1501,501 1501,0 0,0">
            <text:p/>
          </draw:polygon>
          <draw:polygon draw:style-name="gr2" draw:text-style-name="P2" draw:layer="layout" svg:width="1.5cm" svg:height="0.5cm" svg:x="36.431cm" svg:y="11.805cm" svg:viewBox="0 0 1501 501" draw:points="0,501 1501,501 1501,0 0,0">
            <text:p/>
          </draw:polygon>
        </draw:g>
        <draw:g>
          <draw:polyline draw:style-name="gr7" draw:text-style-name="P2" draw:layer="layout" svg:width="16.965cm" svg:height="0cm" svg:x="20.322cm" svg:y="12.073cm" svg:viewBox="0 0 16966 0" draw:points="16966,0 2850,0 0,0">
            <text:p/>
          </draw:polyline>
          <draw:frame draw:style-name="gr19" draw:text-style-name="P2" draw:layer="layout" svg:width="2.971cm" svg:height="1.007cm" svg:x="37.288cm" svg:y="11.57cm">
            <draw:text-box>
              <text:p/>
            </draw:text-box>
          </draw:frame>
        </draw:g>
        <draw:path draw:style-name="gr20" draw:text-style-name="P2" draw:layer="layout" svg:width="6.8cm" svg:height="3cm" svg:x="31.75cm" svg:y="10.715cm" svg:viewBox="0 0 6801 3001" svg:d="M0 0c0 527 314 1044 911 1501 597 456 1456 835 2490 1098 1033 263 2206 402 3400 402">
          <text:p/>
        </draw:path>
        <draw:g>
          <draw:polygon draw:style-name="gr3" draw:text-style-name="P3" draw:layer="layout" svg:width="1.5cm" svg:height="0.5cm" svg:x="13.791cm" svg:y="12.537cm" svg:viewBox="0 0 1501 501" draw:points="0,501 1501,501 1501,0 0,0">
            <text:p/>
          </draw:polygon>
          <draw:polygon draw:style-name="gr2" draw:text-style-name="P2" draw:layer="layout" svg:width="1.5cm" svg:height="0.5cm" svg:x="13.791cm" svg:y="12.537cm" svg:viewBox="0 0 1501 501" draw:points="0,501 1501,501 1501,0 0,0">
            <text:p/>
          </draw:polygon>
        </draw:g>
        <draw:line draw:style-name="gr7" draw:text-style-name="P2" draw:layer="layout" svg:x1="14.541cm" svg:y1="12.787cm" svg:x2="14.541cm" svg:y2="14.086cm">
          <text:p/>
        </draw:line>
        <draw:g>
          <draw:polygon draw:style-name="gr3" draw:text-style-name="P3" draw:layer="layout" svg:width="1.5cm" svg:height="0.5cm" svg:x="15.591cm" svg:y="12.537cm" svg:viewBox="0 0 1501 501" draw:points="0,501 1501,501 1501,0 0,0">
            <text:p/>
          </draw:polygon>
          <draw:polygon draw:style-name="gr2" draw:text-style-name="P2" draw:layer="layout" svg:width="1.5cm" svg:height="0.5cm" svg:x="15.591cm" svg:y="12.537cm" svg:viewBox="0 0 1501 501" draw:points="0,501 1501,501 1501,0 0,0">
            <text:p/>
          </draw:polygon>
        </draw:g>
        <draw:line draw:style-name="gr7" draw:text-style-name="P2" draw:layer="layout" svg:x1="16.341cm" svg:y1="12.787cm" svg:x2="16.341cm" svg:y2="14.126cm">
          <text:p/>
        </draw:line>
        <draw:frame draw:style-name="gr11" draw:text-style-name="P2" draw:layer="layout" svg:width="1.85cm" svg:height="0.791cm" svg:x="34.163cm" svg:y="11.974cm">
          <draw:text-box>
            <text:p text:style-name="P4"><text:span text:style-name="T2">kirjasto</text:span></text:p>
          </draw:text-box>
        </draw:frame>
        <draw:g>
          <draw:polygon draw:style-name="gr1" draw:text-style-name="P1" draw:layer="layout" svg:width="0.4cm" svg:height="1.95cm" svg:x="37.971cm" svg:y="14.287cm" svg:viewBox="0 0 401 1951" draw:points="0,1951 401,1550 401,0 0,400">
            <text:p/>
          </draw:polygon>
          <draw:polygon draw:style-name="gr2" draw:text-style-name="P2" draw:layer="layout" svg:width="0.4cm" svg:height="1.95cm" svg:x="37.971cm" svg:y="14.287cm" svg:viewBox="0 0 401 1951" draw:points="0,1951 401,1550 401,0 0,400">
            <text:p/>
          </draw:polygon>
        </draw:g>
        <draw:g>
          <draw:polygon draw:style-name="gr1" draw:text-style-name="P1" draw:layer="layout" svg:width="2.4cm" svg:height="0.4cm" svg:x="35.971cm" svg:y="14.287cm" svg:viewBox="0 0 2401 401" draw:points="0,401 2000,401 2401,0 400,0">
            <text:p/>
          </draw:polygon>
          <draw:polygon draw:style-name="gr2" draw:text-style-name="P2" draw:layer="layout" svg:width="2.4cm" svg:height="0.4cm" svg:x="35.971cm" svg:y="14.287cm" svg:viewBox="0 0 2401 401" draw:points="0,401 2000,401 2401,0 400,0">
            <text:p/>
          </draw:polygon>
        </draw:g>
        <draw:g>
          <draw:g>
            <draw:polygon draw:style-name="gr3" draw:text-style-name="P3" draw:layer="layout" svg:width="2cm" svg:height="1.55cm" svg:x="35.971cm" svg:y="14.687cm" svg:viewBox="0 0 2001 1551" draw:points="0,1551 2001,1551 2001,0 0,0">
              <text:p/>
            </draw:polygon>
            <draw:polygon draw:style-name="gr2" draw:text-style-name="P2" draw:layer="layout" svg:width="2cm" svg:height="1.55cm" svg:x="35.971cm" svg:y="14.687cm" svg:viewBox="0 0 2001 1551" draw:points="0,1551 2001,1551 2001,0 0,0">
              <text:p/>
            </draw:polygon>
          </draw:g>
          <draw:frame draw:style-name="gr13" draw:text-style-name="P2" draw:layer="layout" svg:width="2cm" svg:height="1.55cm" svg:x="35.971cm" svg:y="14.687cm">
            <draw:text-box>
              <text:p text:style-name="P4"><text:span text:style-name="T1">1</text:span></text:p>
              <text:p text:style-name="P4"><text:span text:style-name="T1">Post-moderni</text:span><text:span text:style-name="T1"><text:line-break/></text:span><text:span text:style-name="T1">”Kuvaus jne..”</text:span></text:p>
            </draw:text-box>
          </draw:frame>
        </draw:g>
        <draw:g>
          <draw:polygon draw:style-name="gr1" draw:text-style-name="P1" draw:layer="layout" svg:width="0.39cm" svg:height="1.91cm" svg:x="37.971cm" svg:y="16.777cm" svg:viewBox="0 0 391 1911" draw:points="0,1911 391,1521 391,0 0,390">
            <text:p/>
          </draw:polygon>
          <draw:polygon draw:style-name="gr2" draw:text-style-name="P2" draw:layer="layout" svg:width="0.39cm" svg:height="1.91cm" svg:x="37.971cm" svg:y="16.777cm" svg:viewBox="0 0 391 1911" draw:points="0,1911 391,1521 391,0 0,390">
            <text:p/>
          </draw:polygon>
        </draw:g>
        <draw:g>
          <draw:polygon draw:style-name="gr1" draw:text-style-name="P1" draw:layer="layout" svg:width="2.39cm" svg:height="0.39cm" svg:x="35.971cm" svg:y="16.777cm" svg:viewBox="0 0 2391 391" draw:points="0,391 2000,391 2391,0 390,0">
            <text:p/>
          </draw:polygon>
          <draw:polygon draw:style-name="gr2" draw:text-style-name="P2" draw:layer="layout" svg:width="2.39cm" svg:height="0.39cm" svg:x="35.971cm" svg:y="16.777cm" svg:viewBox="0 0 2391 391" draw:points="0,391 2000,391 2391,0 390,0">
            <text:p/>
          </draw:polygon>
        </draw:g>
        <draw:g>
          <draw:g>
            <draw:polygon draw:style-name="gr3" draw:text-style-name="P3" draw:layer="layout" svg:width="2cm" svg:height="1.52cm" svg:x="35.971cm" svg:y="17.167cm" svg:viewBox="0 0 2001 1521" draw:points="0,1521 2001,1521 2001,0 0,0">
              <text:p/>
            </draw:polygon>
            <draw:polygon draw:style-name="gr2" draw:text-style-name="P2" draw:layer="layout" svg:width="2cm" svg:height="1.52cm" svg:x="35.971cm" svg:y="17.167cm" svg:viewBox="0 0 2001 1521" draw:points="0,1521 2001,1521 2001,0 0,0">
              <text:p/>
            </draw:polygon>
          </draw:g>
          <draw:frame draw:style-name="gr14" draw:text-style-name="P2" draw:layer="layout" svg:width="2cm" svg:height="1.52cm" svg:x="35.971cm" svg:y="17.167cm">
            <draw:text-box>
              <text:p text:style-name="P4"><text:span text:style-name="T1">2</text:span></text:p>
              <text:p text:style-name="P4"><text:span text:style-name="T1">E</text:span><text:span text:style-name="T1">k</text:span><text:span text:style-name="T1">s</text:span><text:span text:style-name="T1">i</text:span><text:span text:style-name="T1">s</text:span><text:span text:style-name="T1">t</text:span><text:span text:style-name="T1">e</text:span><text:span text:style-name="T1">n</text:span><text:span text:style-name="T1">t</text:span><text:span text:style-name="T1">i</text:span><text:span text:style-name="T1">a</text:span><text:span text:style-name="T1">l</text:span><text:span text:style-name="T1">i</text:span><text:span text:style-name="T1">s</text:span><text:span text:style-name="T1">m</text:span><text:span text:style-name="T1">i</text:span><text:span text:style-name="T1"><text:line-break/></text:span><text:span text:style-name="T1">”</text:span><text:span text:style-name="T1">E</text:span><text:span text:style-name="T1">k</text:span><text:span text:style-name="T1">s</text:span><text:span text:style-name="T1">i</text:span><text:span text:style-name="T1">s</text:span><text:span text:style-name="T1">t</text:span><text:span text:style-name="T1">e</text:span><text:span text:style-name="T1">n</text:span><text:span text:style-name="T1"> </text:span><text:span text:style-name="T1">.</text:span><text:span text:style-name="T1">.</text:span><text:span text:style-name="T1">.</text:span><text:span text:style-name="T1">”</text:span></text:p>
            </draw:text-box>
          </draw:frame>
        </draw:g>
        <draw:frame draw:style-name="gr5" draw:text-style-name="P2" draw:layer="layout" svg:width="1.881cm" svg:height="0.623cm" svg:x="29.841cm" svg:y="18.149cm">
          <draw:text-box>
            <text:p text:style-name="P4"><text:span text:style-name="T1">alkiot[0]</text:span></text:p>
          </draw:text-box>
        </draw:frame>
        <draw:frame draw:style-name="gr5" draw:text-style-name="P2" draw:layer="layout" svg:width="1.881cm" svg:height="0.623cm" svg:x="29.841cm" svg:y="21.649cm">
          <draw:text-box>
            <text:p text:style-name="P4"><text:span text:style-name="T1">alkiot[7]</text:span></text:p>
          </draw:text-box>
        </draw:frame>
        <draw:frame draw:style-name="gr5" draw:text-style-name="P2" draw:layer="layout" svg:width="1.881cm" svg:height="0.623cm" svg:x="29.841cm" svg:y="21.149cm">
          <draw:text-box>
            <text:p text:style-name="P4"><text:span text:style-name="T1">alkiot[6]</text:span></text:p>
          </draw:text-box>
        </draw:frame>
        <draw:frame draw:style-name="gr5" draw:text-style-name="P2" draw:layer="layout" svg:width="1.881cm" svg:height="0.623cm" svg:x="29.841cm" svg:y="20.649cm">
          <draw:text-box>
            <text:p text:style-name="P4"><text:span text:style-name="T1">alkiot[5]</text:span></text:p>
          </draw:text-box>
        </draw:frame>
        <draw:frame draw:style-name="gr5" draw:text-style-name="P2" draw:layer="layout" svg:width="1.881cm" svg:height="0.623cm" svg:x="29.841cm" svg:y="20.149cm">
          <draw:text-box>
            <text:p text:style-name="P4"><text:span text:style-name="T1">alkiot[4]</text:span></text:p>
          </draw:text-box>
        </draw:frame>
        <draw:frame draw:style-name="gr5" draw:text-style-name="P2" draw:layer="layout" svg:width="1.881cm" svg:height="0.623cm" svg:x="29.841cm" svg:y="19.649cm">
          <draw:text-box>
            <text:p text:style-name="P4"><text:span text:style-name="T1">alkiot[3]</text:span></text:p>
          </draw:text-box>
        </draw:frame>
        <draw:frame draw:style-name="gr5" draw:text-style-name="P2" draw:layer="layout" svg:width="1.881cm" svg:height="0.623cm" svg:x="29.841cm" svg:y="19.149cm">
          <draw:text-box>
            <text:p text:style-name="P4"><text:span text:style-name="T1">alkiot[2]</text:span></text:p>
          </draw:text-box>
        </draw:frame>
        <draw:frame draw:style-name="gr5" draw:text-style-name="P2" draw:layer="layout" svg:width="1.881cm" svg:height="0.623cm" svg:x="29.841cm" svg:y="18.649cm">
          <draw:text-box>
            <text:p text:style-name="P4"><text:span text:style-name="T1">alkiot[1]</text:span></text:p>
          </draw:text-box>
        </draw:frame>
        <draw:g>
          <draw:polygon draw:style-name="gr1" draw:text-style-name="P1" draw:layer="layout" svg:width="0.2cm" svg:height="0.7cm" svg:x="33.822cm" svg:y="18.572cm" svg:viewBox="0 0 201 701" draw:points="0,701 201,500 201,0 0,200">
            <text:p/>
          </draw:polygon>
          <draw:polygon draw:style-name="gr2" draw:text-style-name="P2" draw:layer="layout" svg:width="0.2cm" svg:height="0.7cm" svg:x="33.822cm" svg:y="18.572cm" svg:viewBox="0 0 201 701" draw:points="0,701 201,500 201,0 0,200">
            <text:p/>
          </draw:polygon>
        </draw:g>
        <draw:g>
          <draw:polygon draw:style-name="gr3" draw:text-style-name="P3" draw:layer="layout" svg:width="2cm" svg:height="0.5cm" svg:x="31.822cm" svg:y="18.772cm" svg:viewBox="0 0 2001 501" draw:points="0,501 2001,501 2001,0 0,0">
            <text:p/>
          </draw:polygon>
          <draw:polygon draw:style-name="gr2" draw:text-style-name="P2" draw:layer="layout" svg:width="2cm" svg:height="0.5cm" svg:x="31.822cm" svg:y="18.772cm" svg:viewBox="0 0 2001 501" draw:points="0,501 2001,501 2001,0 0,0">
            <text:p/>
          </draw:polygon>
        </draw:g>
        <draw:g>
          <draw:polygon draw:style-name="gr1" draw:text-style-name="P1" draw:layer="layout" svg:width="0.2cm" svg:height="0.7cm" svg:x="33.822cm" svg:y="18.072cm" svg:viewBox="0 0 201 701" draw:points="0,701 201,500 201,0 0,200">
            <text:p/>
          </draw:polygon>
          <draw:polygon draw:style-name="gr2" draw:text-style-name="P2" draw:layer="layout" svg:width="0.2cm" svg:height="0.7cm" svg:x="33.822cm" svg:y="18.072cm" svg:viewBox="0 0 201 701" draw:points="0,701 201,500 201,0 0,200">
            <text:p/>
          </draw:polygon>
        </draw:g>
        <draw:g>
          <draw:polygon draw:style-name="gr1" draw:text-style-name="P1" draw:layer="layout" svg:width="2.2cm" svg:height="0.2cm" svg:x="31.822cm" svg:y="18.072cm" svg:viewBox="0 0 2201 201" draw:points="0,201 2000,201 2201,0 200,0">
            <text:p/>
          </draw:polygon>
          <draw:polygon draw:style-name="gr2" draw:text-style-name="P2" draw:layer="layout" svg:width="2.2cm" svg:height="0.2cm" svg:x="31.822cm" svg:y="18.072cm" svg:viewBox="0 0 2201 201" draw:points="0,201 2000,201 2201,0 200,0">
            <text:p/>
          </draw:polygon>
        </draw:g>
        <draw:g>
          <draw:polygon draw:style-name="gr3" draw:text-style-name="P3" draw:layer="layout" svg:width="2cm" svg:height="0.5cm" svg:x="31.822cm" svg:y="18.272cm" svg:viewBox="0 0 2001 501" draw:points="0,501 2001,501 2001,0 0,0">
            <text:p/>
          </draw:polygon>
          <draw:polygon draw:style-name="gr2" draw:text-style-name="P2" draw:layer="layout" svg:width="2cm" svg:height="0.5cm" svg:x="31.822cm" svg:y="18.272cm" svg:viewBox="0 0 2001 501" draw:points="0,501 2001,501 2001,0 0,0">
            <text:p/>
          </draw:polygon>
        </draw:g>
        <draw:g>
          <draw:polygon draw:style-name="gr1" draw:text-style-name="P1" draw:layer="layout" svg:width="0.2cm" svg:height="0.7cm" svg:x="33.822cm" svg:y="21.072cm" svg:viewBox="0 0 201 701" draw:points="0,701 201,500 201,0 0,200">
            <text:p/>
          </draw:polygon>
          <draw:polygon draw:style-name="gr2" draw:text-style-name="P2" draw:layer="layout" svg:width="0.2cm" svg:height="0.7cm" svg:x="33.822cm" svg:y="21.072cm" svg:viewBox="0 0 201 701" draw:points="0,701 201,500 201,0 0,200">
            <text:p/>
          </draw:polygon>
        </draw:g>
        <draw:g>
          <draw:polygon draw:style-name="gr3" draw:text-style-name="P3" draw:layer="layout" svg:width="2cm" svg:height="0.5cm" svg:x="31.822cm" svg:y="21.272cm" svg:viewBox="0 0 2001 501" draw:points="0,501 2001,501 2001,0 0,0">
            <text:p/>
          </draw:polygon>
          <draw:polygon draw:style-name="gr2" draw:text-style-name="P2" draw:layer="layout" svg:width="2cm" svg:height="0.5cm" svg:x="31.822cm" svg:y="21.272cm" svg:viewBox="0 0 2001 501" draw:points="0,501 2001,501 2001,0 0,0">
            <text:p/>
          </draw:polygon>
        </draw:g>
        <draw:g>
          <draw:polygon draw:style-name="gr1" draw:text-style-name="P1" draw:layer="layout" svg:width="0.2cm" svg:height="0.7cm" svg:x="33.822cm" svg:y="20.572cm" svg:viewBox="0 0 201 701" draw:points="0,701 201,500 201,0 0,200">
            <text:p/>
          </draw:polygon>
          <draw:polygon draw:style-name="gr2" draw:text-style-name="P2" draw:layer="layout" svg:width="0.2cm" svg:height="0.7cm" svg:x="33.822cm" svg:y="20.572cm" svg:viewBox="0 0 201 701" draw:points="0,701 201,500 201,0 0,200">
            <text:p/>
          </draw:polygon>
        </draw:g>
        <draw:g>
          <draw:polygon draw:style-name="gr3" draw:text-style-name="P3" draw:layer="layout" svg:width="2cm" svg:height="0.5cm" svg:x="31.822cm" svg:y="20.772cm" svg:viewBox="0 0 2001 501" draw:points="0,501 2001,501 2001,0 0,0">
            <text:p/>
          </draw:polygon>
          <draw:polygon draw:style-name="gr2" draw:text-style-name="P2" draw:layer="layout" svg:width="2cm" svg:height="0.5cm" svg:x="31.822cm" svg:y="20.772cm" svg:viewBox="0 0 2001 501" draw:points="0,501 2001,501 2001,0 0,0">
            <text:p/>
          </draw:polygon>
        </draw:g>
        <draw:g>
          <draw:polygon draw:style-name="gr1" draw:text-style-name="P1" draw:layer="layout" svg:width="0.2cm" svg:height="0.7cm" svg:x="33.822cm" svg:y="20.072cm" svg:viewBox="0 0 201 701" draw:points="0,701 201,500 201,0 0,200">
            <text:p/>
          </draw:polygon>
          <draw:polygon draw:style-name="gr2" draw:text-style-name="P2" draw:layer="layout" svg:width="0.2cm" svg:height="0.7cm" svg:x="33.822cm" svg:y="20.072cm" svg:viewBox="0 0 201 701" draw:points="0,701 201,500 201,0 0,200">
            <text:p/>
          </draw:polygon>
        </draw:g>
        <draw:g>
          <draw:polygon draw:style-name="gr3" draw:text-style-name="P3" draw:layer="layout" svg:width="2cm" svg:height="0.5cm" svg:x="31.822cm" svg:y="20.272cm" svg:viewBox="0 0 2001 501" draw:points="0,501 2001,501 2001,0 0,0">
            <text:p/>
          </draw:polygon>
          <draw:polygon draw:style-name="gr2" draw:text-style-name="P2" draw:layer="layout" svg:width="2cm" svg:height="0.5cm" svg:x="31.822cm" svg:y="20.272cm" svg:viewBox="0 0 2001 501" draw:points="0,501 2001,501 2001,0 0,0">
            <text:p/>
          </draw:polygon>
        </draw:g>
        <draw:g>
          <draw:polygon draw:style-name="gr1" draw:text-style-name="P1" draw:layer="layout" svg:width="0.2cm" svg:height="0.7cm" svg:x="33.822cm" svg:y="19.572cm" svg:viewBox="0 0 201 701" draw:points="0,701 201,500 201,0 0,200">
            <text:p/>
          </draw:polygon>
          <draw:polygon draw:style-name="gr2" draw:text-style-name="P2" draw:layer="layout" svg:width="0.2cm" svg:height="0.7cm" svg:x="33.822cm" svg:y="19.572cm" svg:viewBox="0 0 201 701" draw:points="0,701 201,500 201,0 0,200">
            <text:p/>
          </draw:polygon>
        </draw:g>
        <draw:g>
          <draw:polygon draw:style-name="gr3" draw:text-style-name="P3" draw:layer="layout" svg:width="2cm" svg:height="0.5cm" svg:x="31.822cm" svg:y="19.772cm" svg:viewBox="0 0 2001 501" draw:points="0,501 2001,501 2001,0 0,0">
            <text:p/>
          </draw:polygon>
          <draw:polygon draw:style-name="gr2" draw:text-style-name="P2" draw:layer="layout" svg:width="2cm" svg:height="0.5cm" svg:x="31.822cm" svg:y="19.772cm" svg:viewBox="0 0 2001 501" draw:points="0,501 2001,501 2001,0 0,0">
            <text:p/>
          </draw:polygon>
        </draw:g>
        <draw:g>
          <draw:polygon draw:style-name="gr1" draw:text-style-name="P1" draw:layer="layout" svg:width="0.2cm" svg:height="0.7cm" svg:x="33.822cm" svg:y="19.072cm" svg:viewBox="0 0 201 701" draw:points="0,701 201,500 201,0 0,200">
            <text:p/>
          </draw:polygon>
          <draw:polygon draw:style-name="gr2" draw:text-style-name="P2" draw:layer="layout" svg:width="0.2cm" svg:height="0.7cm" svg:x="33.822cm" svg:y="19.072cm" svg:viewBox="0 0 201 701" draw:points="0,701 201,500 201,0 0,200">
            <text:p/>
          </draw:polygon>
        </draw:g>
        <draw:g>
          <draw:polygon draw:style-name="gr3" draw:text-style-name="P3" draw:layer="layout" svg:width="2cm" svg:height="0.5cm" svg:x="31.822cm" svg:y="19.272cm" svg:viewBox="0 0 2001 501" draw:points="0,501 2001,501 2001,0 0,0">
            <text:p/>
          </draw:polygon>
          <draw:polygon draw:style-name="gr2" draw:text-style-name="P2" draw:layer="layout" svg:width="2cm" svg:height="0.5cm" svg:x="31.822cm" svg:y="19.272cm" svg:viewBox="0 0 2001 501" draw:points="0,501 2001,501 2001,0 0,0">
            <text:p/>
          </draw:polygon>
        </draw:g>
        <draw:g>
          <draw:polygon draw:style-name="gr1" draw:text-style-name="P1" draw:layer="layout" svg:width="0.2cm" svg:height="0.7cm" svg:x="33.822cm" svg:y="21.572cm" svg:viewBox="0 0 201 701" draw:points="0,701 201,500 201,0 0,200">
            <text:p/>
          </draw:polygon>
          <draw:polygon draw:style-name="gr2" draw:text-style-name="P2" draw:layer="layout" svg:width="0.2cm" svg:height="0.7cm" svg:x="33.822cm" svg:y="21.572cm" svg:viewBox="0 0 201 701" draw:points="0,701 201,500 201,0 0,200">
            <text:p/>
          </draw:polygon>
        </draw:g>
        <draw:g>
          <draw:polygon draw:style-name="gr3" draw:text-style-name="P3" draw:layer="layout" svg:width="2cm" svg:height="0.5cm" svg:x="31.822cm" svg:y="21.772cm" svg:viewBox="0 0 2001 501" draw:points="0,501 2001,501 2001,0 0,0">
            <text:p/>
          </draw:polygon>
          <draw:polygon draw:style-name="gr2" draw:text-style-name="P2" draw:layer="layout" svg:width="2cm" svg:height="0.5cm" svg:x="31.822cm" svg:y="21.772cm" svg:viewBox="0 0 2001 501" draw:points="0,501 2001,501 2001,0 0,0">
            <text:p/>
          </draw:polygon>
        </draw:g>
        <draw:g>
          <draw:polygon draw:style-name="gr1" draw:text-style-name="P1" draw:layer="layout" svg:width="0.39cm" svg:height="1.94cm" svg:x="37.971cm" svg:y="19.047cm" svg:viewBox="0 0 391 1941" draw:points="0,1941 391,1550 391,0 0,390">
            <text:p/>
          </draw:polygon>
          <draw:polygon draw:style-name="gr2" draw:text-style-name="P2" draw:layer="layout" svg:width="0.39cm" svg:height="1.94cm" svg:x="37.971cm" svg:y="19.047cm" svg:viewBox="0 0 391 1941" draw:points="0,1941 391,1550 391,0 0,390">
            <text:p/>
          </draw:polygon>
        </draw:g>
        <draw:g>
          <draw:polygon draw:style-name="gr1" draw:text-style-name="P1" draw:layer="layout" svg:width="2.39cm" svg:height="0.39cm" svg:x="35.971cm" svg:y="19.047cm" svg:viewBox="0 0 2391 391" draw:points="0,391 2000,391 2391,0 390,0">
            <text:p/>
          </draw:polygon>
          <draw:polygon draw:style-name="gr2" draw:text-style-name="P2" draw:layer="layout" svg:width="2.39cm" svg:height="0.39cm" svg:x="35.971cm" svg:y="19.047cm" svg:viewBox="0 0 2391 391" draw:points="0,391 2000,391 2391,0 390,0">
            <text:p/>
          </draw:polygon>
        </draw:g>
        <draw:g>
          <draw:g>
            <draw:polygon draw:style-name="gr3" draw:text-style-name="P3" draw:layer="layout" svg:width="2cm" svg:height="1.55cm" svg:x="35.971cm" svg:y="19.437cm" svg:viewBox="0 0 2001 1551" draw:points="0,1551 2001,1551 2001,0 0,0">
              <text:p/>
            </draw:polygon>
            <draw:polygon draw:style-name="gr2" draw:text-style-name="P2" draw:layer="layout" svg:width="2cm" svg:height="1.55cm" svg:x="35.971cm" svg:y="19.437cm" svg:viewBox="0 0 2001 1551" draw:points="0,1551 2001,1551 2001,0 0,0">
              <text:p/>
            </draw:polygon>
          </draw:g>
          <draw:frame draw:style-name="gr13" draw:text-style-name="P2" draw:layer="layout" svg:width="2cm" svg:height="1.55cm" svg:x="35.971cm" svg:y="19.437cm">
            <draw:text-box>
              <text:p text:style-name="P4"><text:span text:style-name="T1">3</text:span></text:p>
              <text:p text:style-name="P4"><text:span text:style-name="T1">Scifi</text:span><text:span text:style-name="T1"><text:line-break/></text:span><text:span text:style-name="T1">”Scifi </text:span><text:span text:style-name="T1">on...”</text:span></text:p>
            </draw:text-box>
          </draw:frame>
        </draw:g>
        <draw:g>
          <draw:polyline draw:style-name="gr7" draw:text-style-name="P2" draw:layer="layout" svg:width="3.149cm" svg:height="3.26cm" svg:x="32.822cm" svg:y="15.262cm" svg:viewBox="0 0 3150 3261" draw:points="0,3261 2150,3261 2150,0 3150,0">
            <text:p/>
          </draw:polyline>
          <draw:frame draw:style-name="gr15" draw:text-style-name="P2" draw:layer="layout" svg:width="1.25cm" svg:height="1.007cm" svg:x="31.572cm" svg:y="18.019cm">
            <draw:text-box>
              <text:p/>
            </draw:text-box>
          </draw:frame>
        </draw:g>
        <draw:g>
          <draw:polyline draw:style-name="gr7" draw:text-style-name="P2" draw:layer="layout" svg:width="3.149cm" svg:height="1.29cm" svg:x="32.822cm" svg:y="17.732cm" svg:viewBox="0 0 3150 1291" draw:points="0,1291 2515,1291 2515,0 3150,0">
            <text:p/>
          </draw:polyline>
          <draw:frame draw:style-name="gr16" draw:text-style-name="P2" draw:layer="layout" svg:width="1.25cm" svg:height="1.007cm" svg:x="31.572cm" svg:y="18.519cm">
            <draw:text-box>
              <text:p/>
            </draw:text-box>
          </draw:frame>
        </draw:g>
        <draw:g>
          <draw:polyline draw:style-name="gr7" draw:text-style-name="P2" draw:layer="layout" svg:width="3.149cm" svg:height="0.495cm" svg:x="32.822cm" svg:y="19.522cm" svg:viewBox="0 0 3150 496" draw:points="0,0 2650,0 2650,496 3150,496">
            <text:p/>
          </draw:polyline>
          <draw:frame draw:style-name="gr17" draw:text-style-name="P2" draw:layer="layout" svg:width="1.25cm" svg:height="1.007cm" draw:transform="rotate (-3.14159265358979) translate (32.822cm 20.025cm)">
            <draw:text-box>
              <text:p/>
            </draw:text-box>
          </draw:frame>
        </draw:g>
        <draw:g>
          <draw:polyline draw:style-name="gr7" draw:text-style-name="P2" draw:layer="layout" svg:width="3.149cm" svg:height="2.16cm" svg:x="32.822cm" svg:y="20.022cm" svg:viewBox="0 0 3150 2161" draw:points="0,0 2150,0 2150,2161 3150,2161">
            <text:p/>
          </draw:polyline>
          <draw:frame draw:style-name="gr21" draw:text-style-name="P2" draw:layer="layout" svg:width="1.25cm" svg:height="1.007cm" draw:transform="rotate (-3.14159265358979) translate (32.822cm 20.525cm)">
            <draw:text-box>
              <text:p/>
            </draw:text-box>
          </draw:frame>
        </draw:g>
        <draw:g>
          <draw:polygon draw:style-name="gr1" draw:text-style-name="P1" draw:layer="layout" svg:width="0.41cm" svg:height="1.93cm" svg:x="37.971cm" svg:y="21.217cm" svg:viewBox="0 0 411 1931" draw:points="0,1931 411,1522 411,0 0,409">
            <text:p/>
          </draw:polygon>
          <draw:polygon draw:style-name="gr2" draw:text-style-name="P2" draw:layer="layout" svg:width="0.41cm" svg:height="1.93cm" svg:x="37.971cm" svg:y="21.217cm" svg:viewBox="0 0 411 1931" draw:points="0,1931 411,1522 411,0 0,409">
            <text:p/>
          </draw:polygon>
        </draw:g>
        <draw:g>
          <draw:polygon draw:style-name="gr1" draw:text-style-name="P1" draw:layer="layout" svg:width="2.41cm" svg:height="0.41cm" svg:x="35.971cm" svg:y="21.217cm" svg:viewBox="0 0 2411 411" draw:points="0,411 2001,411 2411,0 409,0">
            <text:p/>
          </draw:polygon>
          <draw:polygon draw:style-name="gr2" draw:text-style-name="P2" draw:layer="layout" svg:width="2.41cm" svg:height="0.41cm" svg:x="35.971cm" svg:y="21.217cm" svg:viewBox="0 0 2411 411" draw:points="0,411 2001,411 2411,0 409,0">
            <text:p/>
          </draw:polygon>
        </draw:g>
        <draw:g>
          <draw:g>
            <draw:polygon draw:style-name="gr3" draw:text-style-name="P3" draw:layer="layout" svg:width="2cm" svg:height="1.52cm" svg:x="35.971cm" svg:y="21.627cm" svg:viewBox="0 0 2001 1521" draw:points="0,1521 2001,1521 2001,0 0,0">
              <text:p/>
            </draw:polygon>
            <draw:polygon draw:style-name="gr2" draw:text-style-name="P2" draw:layer="layout" svg:width="2cm" svg:height="1.52cm" svg:x="35.971cm" svg:y="21.627cm" svg:viewBox="0 0 2001 1521" draw:points="0,1521 2001,1521 2001,0 0,0">
              <text:p/>
            </draw:polygon>
          </draw:g>
          <draw:frame draw:style-name="gr14" draw:text-style-name="P2" draw:layer="layout" svg:width="2cm" svg:height="1.52cm" svg:x="35.973cm" svg:y="21.594cm">
            <draw:text-box>
              <text:p text:style-name="P4"><text:span text:style-name="T1">4</text:span></text:p>
              <text:p text:style-name="P4"><text:span text:style-name="T1">F</text:span><text:span text:style-name="T1">a</text:span><text:span text:style-name="T1">n</text:span><text:span text:style-name="T1">t</text:span><text:span text:style-name="T1">a</text:span><text:span text:style-name="T1">s</text:span><text:span text:style-name="T1">i</text:span><text:span text:style-name="T1">a</text:span><text:span text:style-name="T1"><text:line-break/></text:span><text:span text:style-name="T1">”</text:span><text:span text:style-name="T1">F</text:span><text:span text:style-name="T1">a</text:span><text:span text:style-name="T1">n</text:span><text:span text:style-name="T1">t</text:span><text:span text:style-name="T1">a</text:span><text:span text:style-name="T1">s</text:span><text:span text:style-name="T1">i</text:span><text:span text:style-name="T1">a</text:span><text:span text:style-name="T1"> </text:span><text:span text:style-name="T1">o</text:span><text:span text:style-name="T1">n</text:span><text:span text:style-name="T1">.</text:span><text:span text:style-name="T1">.</text:span><text:span text:style-name="T1">”</text:span></text:p>
            </draw:text-box>
          </draw:frame>
        </draw:g>
        <draw:frame draw:style-name="gr5" draw:text-style-name="P2" draw:layer="layout" svg:width="1.881cm" svg:height="0.623cm" svg:x="29.841cm" svg:y="22.149cm">
          <draw:text-box>
            <text:p text:style-name="P4"><text:span text:style-name="T1">alkiot[8]</text:span></text:p>
          </draw:text-box>
        </draw:frame>
        <draw:g>
          <draw:polygon draw:style-name="gr1" draw:text-style-name="P1" draw:layer="layout" svg:width="0.2cm" svg:height="0.7cm" svg:x="33.822cm" svg:y="22.072cm" svg:viewBox="0 0 201 701" draw:points="0,701 201,500 201,0 0,200">
            <text:p/>
          </draw:polygon>
          <draw:polygon draw:style-name="gr2" draw:text-style-name="P2" draw:layer="layout" svg:width="0.2cm" svg:height="0.7cm" svg:x="33.822cm" svg:y="22.072cm" svg:viewBox="0 0 201 701" draw:points="0,701 201,500 201,0 0,200">
            <text:p/>
          </draw:polygon>
        </draw:g>
        <draw:g>
          <draw:polygon draw:style-name="gr3" draw:text-style-name="P3" draw:layer="layout" svg:width="2cm" svg:height="0.5cm" svg:x="31.822cm" svg:y="22.272cm" svg:viewBox="0 0 2001 501" draw:points="0,501 2001,501 2001,0 0,0">
            <text:p/>
          </draw:polygon>
          <draw:polygon draw:style-name="gr2" draw:text-style-name="P2" draw:layer="layout" svg:width="2cm" svg:height="0.5cm" svg:x="31.822cm" svg:y="22.272cm" svg:viewBox="0 0 2001 501" draw:points="0,501 2001,501 2001,0 0,0">
            <text:p/>
          </draw:polygon>
        </draw:g>
        <draw:frame draw:style-name="gr5" draw:text-style-name="P2" draw:layer="layout" svg:width="1.881cm" svg:height="0.623cm" svg:x="29.841cm" svg:y="22.649cm">
          <draw:text-box>
            <text:p text:style-name="P4"><text:span text:style-name="T1">alkiot[9]</text:span></text:p>
          </draw:text-box>
        </draw:frame>
        <draw:g>
          <draw:polygon draw:style-name="gr1" draw:text-style-name="P1" draw:layer="layout" svg:width="0.2cm" svg:height="0.7cm" svg:x="33.822cm" svg:y="22.572cm" svg:viewBox="0 0 201 701" draw:points="0,701 201,500 201,0 0,200">
            <text:p/>
          </draw:polygon>
          <draw:polygon draw:style-name="gr2" draw:text-style-name="P2" draw:layer="layout" svg:width="0.2cm" svg:height="0.7cm" svg:x="33.822cm" svg:y="22.572cm" svg:viewBox="0 0 201 701" draw:points="0,701 201,500 201,0 0,200">
            <text:p/>
          </draw:polygon>
        </draw:g>
        <draw:g>
          <draw:polygon draw:style-name="gr3" draw:text-style-name="P3" draw:layer="layout" svg:width="2cm" svg:height="0.5cm" svg:x="31.822cm" svg:y="22.772cm" svg:viewBox="0 0 2001 501" draw:points="0,501 2001,501 2001,0 0,0">
            <text:p/>
          </draw:polygon>
          <draw:polygon draw:style-name="gr2" draw:text-style-name="P2" draw:layer="layout" svg:width="2cm" svg:height="0.5cm" svg:x="31.822cm" svg:y="22.772cm" svg:viewBox="0 0 2001 501" draw:points="0,501 2001,501 2001,0 0,0">
            <text:p/>
          </draw:polygon>
        </draw:g>
        <draw:frame draw:style-name="gr12" draw:text-style-name="P2" draw:layer="layout" svg:width="4.131cm" svg:height="0.706cm" svg:x="30.322cm" svg:y="23.567cm">
          <draw:text-box>
            <text:p text:style-name="P4"><text:span text:style-name="T1">osoitintaulukko kategorioihin</text:span></text:p>
          </draw:text-box>
        </draw:frame>
        <draw:frame draw:style-name="gr11" draw:text-style-name="P2" draw:layer="layout" svg:width="3.3cm" svg:height="0.791cm" svg:x="35.308cm" svg:y="23.466cm">
          <draw:text-box>
            <text:p text:style-name="P4"><text:span text:style-name="T2">Kategoria</text:span></text:p>
          </draw:text-box>
        </draw:frame>
        <draw:g>
          <draw:polygon draw:style-name="gr1" draw:text-style-name="P1" draw:layer="layout" svg:width="0.403cm" svg:height="2.403cm" svg:x="21.822cm" svg:y="14.1cm" svg:viewBox="0 0 404 2404" draw:points="0,2404 404,2002 404,0 0,402">
            <text:p/>
          </draw:polygon>
          <draw:polygon draw:style-name="gr2" draw:text-style-name="P2" draw:layer="layout" svg:width="0.403cm" svg:height="2.403cm" svg:x="21.822cm" svg:y="14.1cm" svg:viewBox="0 0 404 2404" draw:points="0,2404 404,2002 404,0 0,402">
            <text:p/>
          </draw:polygon>
        </draw:g>
        <draw:g>
          <draw:polygon draw:style-name="gr1" draw:text-style-name="P1" draw:layer="layout" svg:width="2.902cm" svg:height="0.403cm" svg:x="19.322cm" svg:y="14.1cm" svg:viewBox="0 0 2903 404" draw:points="0,404 2501,404 2903,0 402,0">
            <text:p/>
          </draw:polygon>
          <draw:polygon draw:style-name="gr2" draw:text-style-name="P2" draw:layer="layout" svg:width="2.902cm" svg:height="0.403cm" svg:x="19.322cm" svg:y="14.1cm" svg:viewBox="0 0 2903 404" draw:points="0,404 2501,404 2903,0 402,0">
            <text:p/>
          </draw:polygon>
        </draw:g>
        <draw:g>
          <draw:g>
            <draw:polygon draw:style-name="gr3" draw:text-style-name="P3" draw:layer="layout" svg:width="2.5cm" svg:height="2cm" svg:x="19.322cm" svg:y="14.503cm" svg:viewBox="0 0 2501 2001" draw:points="0,2001 2501,2001 2501,0 0,0">
              <text:p/>
            </draw:polygon>
            <draw:polygon draw:style-name="gr2" draw:text-style-name="P2" draw:layer="layout" svg:width="2.5cm" svg:height="2cm" svg:x="19.322cm" svg:y="14.503cm" svg:viewBox="0 0 2501 2001" draw:points="0,2001 2501,2001 2501,0 0,0">
              <text:p/>
            </draw:polygon>
          </draw:g>
          <draw:frame draw:style-name="gr4" draw:text-style-name="P2" draw:layer="layout" svg:width="2.5cm" svg:height="2cm" svg:x="19.322cm" svg:y="14.503cm">
            <draw:text-box>
              <text:p text:style-name="P4"><text:span text:style-name="T1"/></text:p>
              <text:p text:style-name="P4"><text:span text:style-name="T1">k</text:span><text:span text:style-name="T1">a</text:span><text:span text:style-name="T1">t</text:span><text:span text:style-name="T1">e</text:span><text:span text:style-name="T1">g</text:span><text:span text:style-name="T1">o</text:span><text:span text:style-name="T1">r</text:span><text:span text:style-name="T1">i</text:span><text:span text:style-name="T1">a</text:span><text:span text:style-name="T1">t</text:span><text:span text:style-name="T1"> </text:span></text:p>
              <text:p text:style-name="P4"><text:span text:style-name="T1">1</text:span><text:span text:style-name="T1">0</text:span></text:p>
              <text:p text:style-name="P4"><text:span text:style-name="T1"><text:s text:c="2"/></text:span><text:span text:style-name="T1"><text:s text:c="2"/></text:span><text:span text:style-name="T1">4</text:span><text:span text:style-name="T1"> <text:s/></text:span><text:span text:style-name="T1"><text:s text:c="2"/></text:span><text:span text:style-name="T1"><text:s/></text:span></text:p>
              <text:p text:style-name="P4"><text:span text:style-name="T1"/></text:p>
            </draw:text-box>
          </draw:frame>
        </draw:g>
        <draw:g>
          <draw:polygon draw:style-name="gr3" draw:text-style-name="P3" draw:layer="layout" svg:width="1.5cm" svg:height="0.5cm" svg:x="19.822cm" svg:y="16.187cm" svg:viewBox="0 0 1501 501" draw:points="0,501 1501,501 1501,0 0,0">
            <text:p/>
          </draw:polygon>
          <draw:polygon draw:style-name="gr2" draw:text-style-name="P2" draw:layer="layout" svg:width="1.5cm" svg:height="0.5cm" svg:x="19.822cm" svg:y="16.187cm" svg:viewBox="0 0 1501 501" draw:points="0,501 1501,501 1501,0 0,0">
            <text:p/>
          </draw:polygon>
        </draw:g>
        <draw:g>
          <draw:polygon draw:style-name="gr3" draw:text-style-name="P3" draw:layer="layout" svg:width="1.5cm" svg:height="0.5cm" svg:x="17.922cm" svg:y="12.587cm" svg:viewBox="0 0 1501 501" draw:points="0,501 1501,501 1501,0 0,0">
            <text:p/>
          </draw:polygon>
          <draw:polygon draw:style-name="gr2" draw:text-style-name="P2" draw:layer="layout" svg:width="1.5cm" svg:height="0.5cm" svg:x="17.922cm" svg:y="12.587cm" svg:viewBox="0 0 1501 501" draw:points="0,501 1501,501 1501,0 0,0">
            <text:p/>
          </draw:polygon>
        </draw:g>
        <draw:line draw:style-name="gr7" draw:text-style-name="P2" draw:layer="layout" svg:x1="18.672cm" svg:y1="12.837cm" svg:x2="20.823cm" svg:y2="13.988cm">
          <text:p/>
        </draw:line>
        <draw:frame draw:style-name="gr11" draw:text-style-name="P2" draw:layer="layout" svg:width="2.709cm" svg:height="0.623cm" svg:x="19.77cm" svg:y="13.093cm">
          <draw:text-box>
            <text:p text:style-name="P4"><text:span text:style-name="T1">kategoriat</text:span></text:p>
          </draw:text-box>
        </draw:frame>
        <draw:polyline draw:style-name="gr7" draw:text-style-name="P2" draw:layer="layout" svg:width="12.35cm" svg:height="4.334cm" svg:x="20.572cm" svg:y="13.838cm" svg:viewBox="0 0 12351 4335" draw:points="0,2599 0,3053 3087,3053 3087,0 12351,0 12351,4335">
          <text:p/>
        </draw:polyline>
        <draw:frame draw:style-name="gr22" draw:text-style-name="P2" draw:layer="layout" svg:width="2cm" svg:height="1.75cm" svg:x="28.861cm" svg:y="14.506cm">
          <draw:text-box>
            <text:p text:style-name="P6"><text:span text:style-name="T1">id</text:span></text:p>
            <text:p text:style-name="P6"><text:span text:style-name="T1">kid</text:span></text:p>
            <text:p text:style-name="P6"><text:span text:style-name="T1">paikka</text:span></text:p>
            <text:p text:style-name="P6"><text:span text:style-name="T1">lkm_hyllyss</text:span><text:span text:style-name="T1">a</text:span></text:p>
          </draw:text-box>
        </draw:frame>
        <draw:frame draw:style-name="gr22" draw:text-style-name="P2" draw:layer="layout" svg:width="2cm" svg:height="1.75cm" svg:x="38.608cm" svg:y="14.605cm">
          <draw:text-box>
            <text:p text:style-name="P6"><text:span text:style-name="T1">kid</text:span></text:p>
            <text:p text:style-name="P6"><text:span text:style-name="T1">nimi</text:span></text:p>
            <text:p text:style-name="P6"><text:span text:style-name="T1">kuvau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arker_5f_0" draw:display-name="Marker_0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Marker_5f_1" draw:display-name="Marker_1" svg:viewBox="0 0 20 20" svg:d="M10 0l-10 20h20z"/>
    <draw:stroke-dash draw:name="Dash_5f_0" draw:display-name="Dash_0" draw:style="round" draw:dots1="1" draw:dots1-length="200%" draw:dots2="1" draw:dots2-length="200%" draw:distance="2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8.13cm" fo:page-height="40.7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date>2020-02-21T03:06:33.312677812</dc:date>
    <meta:creation-date>2013-03-24T01:46:21Z</meta:creation-date>
    <meta:generator>LibreOffice/6.3.4.2$Linux_X86_64 LibreOffice_project/30$Build-2</meta:generator>
    <meta:editing-duration>PT6M14S</meta:editing-duration>
    <meta:editing-cycles>1</meta:editing-cycles>
    <meta:document-statistic meta:object-count="444"/>
  </office:meta>
</office:document-meta>
</file>